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3813in" table:align="left"/>
    </style:style>
    <style:style style:name="Table1.A" style:family="table-column">
      <style:table-column-properties style:column-width="1.8618in"/>
    </style:style>
    <style:style style:name="Table1.B" style:family="table-column">
      <style:table-column-properties style:column-width="1.0868in"/>
    </style:style>
    <style:style style:name="Table1.C" style:family="table-column">
      <style:table-column-properties style:column-width="1.2535in"/>
    </style:style>
    <style:style style:name="Table1.D" style:family="table-column">
      <style:table-column-properties style:column-width="1.1618in"/>
    </style:style>
    <style:style style:name="Table1.E" style:family="table-column">
      <style:table-column-properties style:column-width="1.0174in"/>
    </style:style>
    <style:style style:name="Table1.A1" style:family="table-cell">
      <style:table-cell-properties style:vertical-align="middle" fo:padding="0.0194in" fo:border="none"/>
    </style:style>
    <style:style style:name="Table1.C1" style:family="table-cell">
      <style:table-cell-properties fo:padding="0.0194in" fo:border="none"/>
    </style:style>
    <style:style style:name="Table1.D1" style:family="table-cell">
      <style:table-cell-properties fo:padding="0.0194in" fo:border="none"/>
    </style:style>
    <style:style style:name="Table1.E1" style:family="table-cell">
      <style:table-cell-properties fo:padding="0.0194in" fo:border="none"/>
    </style:style>
    <style:style style:name="Table2" style:family="table">
      <style:table-properties style:width="6.1535in" table:align="left"/>
    </style:style>
    <style:style style:name="Table2.A" style:family="table-column">
      <style:table-column-properties style:column-width="1.2924in"/>
    </style:style>
    <style:style style:name="Table2.B" style:family="table-column">
      <style:table-column-properties style:column-width="1.5729in"/>
    </style:style>
    <style:style style:name="Table2.C" style:family="table-column">
      <style:table-column-properties style:column-width="1.4063in"/>
    </style:style>
    <style:style style:name="Table2.D" style:family="table-column">
      <style:table-column-properties style:column-width="1.2771in"/>
    </style:style>
    <style:style style:name="Table2.E" style:family="table-column">
      <style:table-column-properties style:column-width="0.6049in"/>
    </style:style>
    <style:style style:name="Table2.A1" style:family="table-cell">
      <style:table-cell-properties style:vertical-align="middle" fo:padding="0.0194in" fo:border="none"/>
    </style:style>
    <style:style style:name="Table3" style:family="table">
      <style:table-properties style:width="2.05in" table:align="left"/>
    </style:style>
    <style:style style:name="Table3.A" style:family="table-column">
      <style:table-column-properties style:column-width="0.7507in"/>
    </style:style>
    <style:style style:name="Table3.B" style:family="table-column">
      <style:table-column-properties style:column-width="1.2993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2229in"/>
    </style:style>
    <style:style style:name="Table4.B" style:family="table-column">
      <style:table-column-properties style:column-width="1.3514in"/>
    </style:style>
    <style:style style:name="Table4.C" style:family="table-column">
      <style:table-column-properties style:column-width="0.5639in"/>
    </style:style>
    <style:style style:name="Table4.D" style:family="table-column">
      <style:table-column-properties style:column-width="1.1021in"/>
    </style:style>
    <style:style style:name="Table4.E" style:family="table-column">
      <style:table-column-properties style:column-width="1.1451in"/>
    </style:style>
    <style:style style:name="Table4.F" style:family="table-column">
      <style:table-column-properties style:column-width="1.1479in"/>
    </style:style>
    <style:style style:name="Table4.G" style:family="table-column">
      <style:table-column-properties style:column-width="1.1597in"/>
    </style:style>
    <style:style style:name="Table4.A1" style:family="table-cell">
      <style:table-cell-properties style:vertical-align="middle" fo:padding="0.0194in" fo:border="none"/>
    </style:style>
    <style:style style:name="Table4.G1" style:family="table-cell">
      <style:table-cell-properties fo:padding="0.0194in" fo:border="none"/>
    </style:style>
    <style:style style:name="Table4.G4" style:family="table-cell">
      <style:table-cell-properties fo:padding="0.0194in" fo:border="none"/>
    </style:style>
    <style:style style:name="Table5" style:family="table">
      <style:table-properties style:width="3.5576in" table:align="left"/>
    </style:style>
    <style:style style:name="Table5.A" style:family="table-column">
      <style:table-column-properties style:column-width="0.6257in"/>
    </style:style>
    <style:style style:name="Table5.B" style:family="table-column">
      <style:table-column-properties style:column-width="0.8882in"/>
    </style:style>
    <style:style style:name="Table5.C" style:family="table-column">
      <style:table-column-properties style:column-width="0.8604in"/>
    </style:style>
    <style:style style:name="Table5.D" style:family="table-column">
      <style:table-column-properties style:column-width="0.6153in"/>
    </style:style>
    <style:style style:name="Table5.E" style:family="table-column">
      <style:table-column-properties style:column-width="0.5681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2132in"/>
    </style:style>
    <style:style style:name="Table6.B" style:family="table-column">
      <style:table-column-properties style:column-width="1.5069in"/>
    </style:style>
    <style:style style:name="Table6.C" style:family="table-column">
      <style:table-column-properties style:column-width="0.7743in"/>
    </style:style>
    <style:style style:name="Table6.D" style:family="table-column">
      <style:table-column-properties style:column-width="0.7424in"/>
    </style:style>
    <style:style style:name="Table6.E" style:family="table-column">
      <style:table-column-properties style:column-width="0.8403in"/>
    </style:style>
    <style:style style:name="Table6.G" style:family="table-column">
      <style:table-column-properties style:column-width="0.7757in"/>
    </style:style>
    <style:style style:name="Table6.A1" style:family="table-cell">
      <style:table-cell-properties style:vertical-align="middle" fo:padding="0.0194in" fo:border="none"/>
    </style:style>
    <style:style style:name="Table6.G1" style:family="table-cell">
      <style:table-cell-properties fo:padding="0.0194in" fo:border="none"/>
    </style:style>
    <style:style style:name="Table6.G5" style:family="table-cell">
      <style:table-cell-properties fo:padding="0.0194in" fo:border="none"/>
    </style:style>
    <style:style style:name="Table6.G6" style:family="table-cell">
      <style:table-cell-properties fo:padding="0.0194in" fo:border="none"/>
    </style:style>
    <style:style style:name="Table6.G7" style:family="table-cell">
      <style:table-cell-properties fo:padding="0.0194in" fo:border="none"/>
    </style:style>
    <style:style style:name="Table7" style:family="table">
      <style:table-properties style:width="2.3535in" table:align="left"/>
    </style:style>
    <style:style style:name="Table7.A" style:family="table-column">
      <style:table-column-properties style:column-width="0.334in"/>
    </style:style>
    <style:style style:name="Table7.B" style:family="table-column">
      <style:table-column-properties style:column-width="0.4347in"/>
    </style:style>
    <style:style style:name="Table7.C" style:family="table-column">
      <style:table-column-properties style:column-width="0.5826in"/>
    </style:style>
    <style:style style:name="Table7.D" style:family="table-column">
      <style:table-column-properties style:column-width="0.2403in"/>
    </style:style>
    <style:style style:name="Table7.E" style:family="table-column">
      <style:table-column-properties style:column-width="0.4069in"/>
    </style:style>
    <style:style style:name="Table7.F" style:family="table-column">
      <style:table-column-properties style:column-width="0.3549in"/>
    </style:style>
    <style:style style:name="Table7.A1" style:family="table-cell">
      <style:table-cell-properties style:vertical-align="middle" fo:padding="0.0194in" fo:border="none"/>
    </style:style>
    <style:style style:name="Table8" style:family="table">
      <style:table-properties style:width="5.8208in" table:align="left"/>
    </style:style>
    <style:style style:name="Table8.A" style:family="table-column">
      <style:table-column-properties style:column-width="3.0097in"/>
    </style:style>
    <style:style style:name="Table8.B" style:family="table-column">
      <style:table-column-properties style:column-width="2.8111in"/>
    </style:style>
    <style:style style:name="Table8.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Heading">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Archivo: 7.1_Manage Autonomous Database instances : Using REST APIs to manage ADB (Oracle Data Platform Foundations Associate).pdf</text:span></text:p>
      <text:p text:style-name="Text_20_body"><text:span text:style-name="Strong_20_Emphasis">Página 1</text:span><text:line-break/>ORACLE<text:line-break/>University<text:line-break/>Oracle Autonomous Database<text:line-break/>Using REST APIs to Manage ADB<text:line-break/>Kamryn Vinson<text:line-break/>SENIOR PRODUCT MANAGER, DATABASE<text:line-break/>ORACLE</text:p>
      <text:p text:style-name="Text_20_body"><text:span text:style-name="Strong_20_Emphasis">Página 2</text:span></text:p>
      <text:h text:style-name="Heading_20_1" text:outline-level="1">Autonomous Database: REST APIs</text:h>
      <text:p text:style-name="Text_20_body">Oracle’s Cloud offers full REST APIs for DBAs and developers. All the functionality provided in the console is available using REST APIs.<text:line-break/>It’s a mechanism for developing customized deployment and management scripts that can be saved and reused for deployments.<text:line-break/>Oracle Cloud Infrastructure APIs are typical REST APIs that use HTTPS requests and responses and support HTTPS and SSL protocol TLS 1.2, the most secure industry standards.<text:line-break/>Calls to the Oracle Cloud Infrastructure using REST APIs can be written in popular scripting languages such as node.js, Python, Ruby, Perl, Java, C#, bash or curl.</text:p>
      <text:p text:style-name="Text_20_body"><text:span text:style-name="Strong_20_Emphasis">Página 3</text:span></text:p>
      <text:h text:style-name="Heading_20_1" text:outline-level="1">Autonomous Database: REST APIs</text:h>
      <text:p text:style-name="Text_20_body">All Oracle Cloud Infrastructure API requests must be signed for authentication purposes.<text:line-break/>The steps to create and sign API requests are:</text:p>
      <text:list text:style-name="L1">
        <text:list-item>
          <text:p text:style-name="P3">Form the HTTPS request (SSL protocol TLS 1.2 is required).</text:p>
        </text:list-item>
        <text:list-item>
          <text:p text:style-name="P3">Create the signing string, which is based on parts of the request.</text:p>
        </text:list-item>
        <text:list-item>
          <text:p text:style-name="P3">Create the signature from the signing string, using your private key and the RSA-SHA256 algorithm.</text:p>
        </text:list-item>
        <text:list-item>
          <text:p text:style-name="P3">Add the resulting signature and other required information to the Authorization header in the request.</text:p>
        </text:list-item>
        <text:list-item>
          <text:p text:style-name="P3">You will also need to generate an SSH key pair in the pem format.<text:line-break/>These avoid using usernames/passwords and are based on the <text:span text:style-name="Strong_20_Emphasis">draft-cavage-http-signatures-O8</text:span> specification for secure communication over the Internet.</text:p>
        </text:list-item>
      </text:list>
      <text:p text:style-name="Text_20_body"><text:span text:style-name="Strong_20_Emphasis">Página 4</text:span><text:line-break/>Autonomous Database: REST APIs<text:line-break/>Create Autonomous Database: Example<text:line-break/>This example creates an Autonomous Database in the Phoenix data center, with a database name of <text:soft-page-break/>"adatabasedb1," the specified password, 8 CPUs and 1 TB of storage:<text:line-break/>POST /20160918/autonomousDatabases<text:line-break/>Host: <text:a xlink:type="simple" xlink:href="https://database.us-phoenix-1.oraclecloud.com/" office:target-frame-name="_blank" xlink:show="new" text:style-name="Internet_20_link" text:visited-style-name="Visited_20_Internet_20_Link">database.us-phoenix-1.oraclecloud.com</text:a><text:line-break/>&lt;authorization and other headers&gt;<text:line-break/>{ "compartmentid":<text:line-break/>ocid1.tenancy.ocl.exampleah2sauv373xyfrpcnased2pt<text:line-break/>fy6f7nspyyda2hacgdbrk1jexample",<text:line-break/>"displayName": "example_autonomous_database",<text:line-break/>"dbName": "adatabasedb1",<text:line-break/>"adminPassword": "&lt;password&gt;",<text:line-break/>"computeCount": 8,<text:line-break/>"dataStorageSizeInTBs": 1<text:line-break/>}</text:p>
      <text:p text:style-name="Text_20_body"><text:span text:style-name="Strong_20_Emphasis">Página 5</text:span><text:line-break/>The response will include the current status of the create process and other relevant information regarding the database being created. The response will always be similar for any command, so for the examples in the next pages, you will see similar responses:<text:line-break/>{<text:line-break/>"compartmentId" : "ocid1.temancy.ocl.exampleah2sauv373xyfrpcmaed2ptfy67fns<text:line-break/>prydaZhaogdbrkijexample",<text:line-break/>"displayName" : "example_autonomous_database",<text:line-break/>"id" : "ocid1.autonomousdatabas.ocl.phx.examplerojzggj3o5eh2okamyhsikksxrpen<text:line-break/>cikhbqu5yueyfdbetexample",<text:line-break/>"dhName" : "adetabasedbl",<text:line-break/>"liZoyolsGate" : "PROVISIONING",<text:line-break/>"timeCreated" : "2023-11-23T01:59:07.0327"<text:line-break/>"computeCount" : 0,<text:line-break/>"dataStorageSizeInTBe" : 1,<text:line-break/>"licenseModel" : "LICENSE_INCLUDED",<text:line-break/>"serviceConsoleUrl" : "<text:a xlink:type="simple" xlink:href="https://adwc.uscom-east-1.orsalecloud.com/console/index" office:target-frame-name="_blank" xlink:show="new" text:style-name="Internet_20_link" text:visited-style-name="Visited_20_Internet_20_Link">https://adwc.uscom-east-1.orsalecloud.com/console/index</text:a>.<text:line-break/>html?tenant_name=iam<text:line-break/>-ocid1.temancy.ocl.exampleah2sauv373xyfrpcmaed2ptfy67fnsprydaZhaogdbrkijexample+<text:line-break/>database_name=adwdbbl"<text:line-break/>}</text:p>
      <text:p text:style-name="Text_20_body"><text:span text:style-name="Strong_20_Emphasis">Página 6</text:span><text:line-break/>Autonomous Database: REST APIs<text:line-break/>Other Autonomous Database: Example<text:line-break/>The following examples show you how to delete, start, and stop<text:line-break/>an autonomous database through REST APIs:<text:line-break/>DELETE /20160918/autonomousDatabase&lt;/autonomousDatabaseId&gt;<text:line-break/>Host: <text:a xlink:type="simple" xlink:href="https://database.us-phoenix-1.oraclecloud.com/" office:target-frame-name="_blank" xlink:show="new" text:style-name="Internet_20_link" text:visited-style-name="Visited_20_Internet_20_Link">database.us-phoenix-1.oraclecloud.com</text:a><text:line-break/>&lt;authorization and other headers&gt;<text:line-break/>POST<text:line-break/>/20160918/autonomousDatabase&lt;/autonomousDatabaseId&gt;/actions/start<text:line-break/>Host: <text:a xlink:type="simple" xlink:href="https://database.us-phoenix-1.oraclecloud.com/" office:target-frame-name="_blank" xlink:show="new" text:style-name="Internet_20_link" text:visited-style-name="Visited_20_Internet_20_Link">database.us-phoenix-1.oraclecloud.com</text:a><text:line-break/><text:soft-page-break/>&lt;authorization and other headers&gt;<text:line-break/>POST<text:line-break/>/20160918/autonomousDatabase&lt;/autonomousDatabaseId&gt;/actions/stop<text:line-break/>Host: <text:a xlink:type="simple" xlink:href="https://database.us-phoenix-1.oraclecloud.com/" office:target-frame-name="_blank" xlink:show="new" text:style-name="Internet_20_link" text:visited-style-name="Visited_20_Internet_20_Link">database.us-phoenix-1.oraclecloud.com</text:a><text:line-break/>&lt;authorization and other headers&gt;</text:p>
      <text:p text:style-name="Text_20_body"><text:span text:style-name="Strong_20_Emphasis">Página 7</text:span><text:line-break/>In the first example, the ECPU count is set to 20. In the second example, a Monthly Backup is initiated.<text:line-break/>PUT /20160918/autonomousDatabase&lt;autonomousDatabaseId&gt;<text:line-break/>Host: <text:a xlink:type="simple" xlink:href="https://database.us-phoenix-1.oraclecloud.com/" office:target-frame-name="_blank" xlink:show="new" text:style-name="Internet_20_link" text:visited-style-name="Visited_20_Internet_20_Link">database.us-phoenix-1.oraclecloud.com</text:a><text:line-break/>&lt;authorization and other headera&gt;<text:line-break/>{<text:line-break/>"computeCount": 20<text:line-break/>}<text:line-break/>POST /20160918/autonomousDatabaseRackups<text:line-break/>Host: <text:a xlink:type="simple" xlink:href="https://database.us-phoenix-1.oraclecloud.com/" office:target-frame-name="_blank" xlink:show="new" text:style-name="Internet_20_link" text:visited-style-name="Visited_20_Internet_20_Link">database.us-phoenix-1.oraclecloud.com</text:a><text:line-break/>&lt;authorization and other headersa&gt;<text:line-break/>{<text:line-break/>"autonomousDatabaseId" :<text:line-break/>"ocid1.autonomousdatabase.ocl.phx.examplervkwamqmkukhluitmxsqupmqpw21<text:line-break/>t4j6f4dmrkargk4ysjexample",<text:line-break/>"displayName" : "Monthly Backup"<text:line-break/>}</text:p>
      <text:p text:style-name="Horizontal_20_Line"/>
      <text:p text:style-name="Text_20_body"><text:span text:style-name="Strong_20_Emphasis">Archivo: 7.2_Autonomous Database Built In Tools (Oracle Data Platform Foundations Associate).pdf</text:span></text:p>
      <text:p text:style-name="Text_20_body"><text:span text:style-name="Strong_20_Emphasis">Página 1</text:span><text:line-break/>ORACLE<text:line-break/>University<text:line-break/>Oracle Database<text:line-break/>Describe Oracle's Data Toolset</text:p>
      <text:p text:style-name="Text_20_body"><text:span text:style-name="Strong_20_Emphasis">Página 2</text:span><text:line-break/>Autonomous Database with Built-In Tools Benefits All Players<text:line-break/>Data Scientist<text:line-break/>Integrator<text:line-break/>DBA<text:line-break/>Developer<text:line-break/>Analyst</text:p>
      <text:p text:style-name="Text_20_body"><text:span text:style-name="Strong_20_Emphasis">Página 3</text:span><text:line-break/>Data Analysis in the Traditional Market<text:line-break/>Best-of-breed, enterprise-class tools, tailored for the specialist<text:line-break/>Oracle Data Integrator<text:line-break/>Data load<text:line-break/><text:soft-page-break/>Oracle Enterprise Data Quality<text:line-break/>Data prep<text:line-break/>Semantic modeling<text:line-break/>Data analysis</text:p>
      <text:p text:style-name="Text_20_body"><text:span text:style-name="Strong_20_Emphasis">Página 4</text:span></text:p>
      <text:h text:style-name="Heading_20_1" text:outline-level="1">Whole &gt; Sum (Parts)</text:h>
      <text:h text:style-name="Heading_20_2" text:outline-level="2">Benefits of integration are multifaceted</text:h>
      <text:list text:style-name="L2">
        <text:list-item>
          <text:p text:style-name="P4">Integrated toolset</text:p>
          <text:list>
            <text:list-item>
              <text:p text:style-name="P4">Preassembled</text:p>
            </text:list-item>
            <text:list-item>
              <text:p text:style-name="P4">Preconfigured</text:p>
            </text:list-item>
            <text:list-item>
              <text:p text:style-name="P4">Pre-deployed</text:p>
            </text:list-item>
            <text:list-item>
              <text:p text:style-name="P4">Consistent UX</text:p>
            </text:list-item>
            <text:list-item>
              <text:p text:style-name="P4">Best practices instantiated</text:p>
            </text:list-item>
          </text:list>
        </text:list-item>
        <text:list-item>
          <text:p text:style-name="P4">Common components</text:p>
          <text:list>
            <text:list-item>
              <text:p text:style-name="P4">Business model</text:p>
            </text:list-item>
            <text:list-item>
              <text:p text:style-name="P4">Catalog</text:p>
            </text:list-item>
          </text:list>
        </text:list-item>
        <text:list-item>
          <text:p text:style-name="P4">Integrated data</text:p>
          <text:list>
            <text:list-item>
              <text:p text:style-name="P4">Federated model</text:p>
            </text:list-item>
            <text:list-item>
              <text:p text:style-name="P4">Common catalog</text:p>
            </text:list-item>
            <text:list-item>
              <text:p text:style-name="P4">Silos eliminated</text:p>
            </text:list-item>
            <text:list-item>
              <text:p text:style-name="P4">Common data sources</text:p>
            </text:list-item>
            <text:list-item>
              <text:p text:style-name="P4">Confidence in lineage</text:p>
            </text:list-item>
            <text:list-item>
              <text:p text:style-name="P4">Impact analysis<text:line-break/>Collaboration by design</text:p>
            </text:list-item>
          </text:list>
        </text:list-item>
      </text:list>
      <text:p text:style-name="Text_20_body"><text:span text:style-name="Strong_20_Emphasis">Página 5</text:span></text:p>
      <text:h text:style-name="Heading_20_1" text:outline-level="1">Whole &gt; Sum (Parts)</text:h>
      <text:h text:style-name="Heading_20_2" text:outline-level="2">Collaboration by design</text:h>
      <text:list text:style-name="L3">
        <text:list-item>
          <text:p text:style-name="P5">Data Analyst</text:p>
        </text:list-item>
        <text:list-item>
          <text:p text:style-name="P5">Application Developer</text:p>
        </text:list-item>
        <text:list-item>
          <text:p text:style-name="P5">Data Integrator</text:p>
        </text:list-item>
        <text:list-item>
          <text:p text:style-name="P5"><text:soft-page-break/>Data Scientist</text:p>
        </text:list-item>
      </text:list>
      <text:p text:style-name="Text_20_body"><text:span text:style-name="Strong_20_Emphasis">Página 6</text:span></text:p>
      <text:h text:style-name="Heading_20_1" text:outline-level="1">Derive Insights from Data</text:h>
      <text:p text:style-name="Text_20_body">Open platform – nothing new to learn<text:line-break/><text:span text:style-name="Strong_20_Emphasis">SQL</text:span><text:line-break/>[JSON]<text:line-break/><text:span text:style-name="Strong_20_Emphasis">SPOKEN HERE</text:span><text:line-break/><text:span text:style-name="Strong_20_Emphasis">CSV</text:span></text:p>
      <text:p text:style-name="Horizontal_20_Line"/>
      <text:p text:style-name="Text_20_body">Your favorite analytics tool</text:p>
      <text:p text:style-name="Text_20_body"><text:span text:style-name="Strong_20_Emphasis">Página 7</text:span></text:p>
      <text:h text:style-name="Heading_20_1" text:outline-level="1">Built-In Tool Suite</text:h>
      <text:p text:style-name="Text_20_body">Nothing more to buy or install</text:p>
      <text:h text:style-name="Heading_20_2" text:outline-level="2">ORACLE LOGO</text:h>
      <text:p text:style-name="Text_20_body">Search for resources, services, and documentation</text:p>
      <text:h text:style-name="Heading_20_3" text:outline-level="3">Overview - Autonomous Database - Autonomous Database Route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MOVIESTREAM_PGW</text:p>
            </table:table-cell>
            <table:table-cell table:style-name="Table1.A1" office:value-type="string">
              <text:p text:style-name="P2"/>
            </table:table-cell>
            <table:table-cell table:style-name="Table1.C1" office:value-type="string">
              <text:p text:style-name="P1"/>
            </table:table-cell>
            <table:table-cell table:style-name="Table1.D1" office:value-type="string">
              <text:p text:style-name="P1"/>
            </table:table-cell>
            <table:table-cell table:style-name="Table1.E1" office:value-type="string">
              <text:p text:style-name="P1"/>
            </table:table-cell>
          </table:table-row>
        </table:table-header-rows>
        <table:table-row>
          <table:table-cell table:style-name="Table1.A1" office:value-type="string">
            <text:p text:style-name="Table_20_Contents">Database Address</text:p>
          </table:table-cell>
          <table:table-cell table:style-name="Table1.A1" office:value-type="string">
            <text:p text:style-name="Table_20_Contents">Bit Connection</text:p>
          </table:table-cell>
          <table:table-cell table:style-name="Table1.A1" office:value-type="string">
            <text:p text:style-name="Table_20_Contents">Performance Hub</text:p>
          </table:table-cell>
          <table:table-cell table:style-name="Table1.A1" office:value-type="string">
            <text:p text:style-name="Table_20_Contents">Service Console</text:p>
          </table:table-cell>
          <table:table-cell table:style-name="Table1.A1" office:value-type="string">
            <text:p text:style-name="Table_20_Contents">Mem Actions</text:p>
          </table:table-cell>
        </table:table-row>
      </table:table>
      <text:p text:style-name="Horizontal_20_Line"/>
      <text:h text:style-name="Heading_20_3" text:outline-level="3">ADW</text:h>
      <text:p text:style-name="Text_20_body">Autonomous Database Information<text:line-break/><text:span text:style-name="Strong_20_Emphasis">Tools</text:span><text:line-break/><text:span text:style-name="Strong_20_Emphasis">Tags</text:span></text:p>
      <text:p text:style-name="Horizontal_20_Line"/>
      <text:h text:style-name="Heading_20_3" text:outline-level="3">Oracle Application Express</text:h>
      <text:p text:style-name="Text_20_body">Oracle Application Express (APEX) is a low-code development platform that enables rapid application development and deployment. Last accessed:<text:line-break/>Open APEX</text:p>
      <text:p text:style-name="Horizontal_20_Line"/>
      <text:h text:style-name="Heading_20_3" text:outline-level="3">SODA Drivers</text:h>
      <text:p text:style-name="Text_20_body">Simple Oracle Document Access (SODA) is a set of APIs that let you work with JSON documents in Oracle Database. SODA drivers are available in Java, Node.js, Python, PL/SQL, etc. Last <text:soft-page-break/>accessed:<text:line-break/>Download SODA Drivers</text:p>
      <text:p text:style-name="Horizontal_20_Line"/>
      <text:h text:style-name="Heading_20_3" text:outline-level="3">Metrics</text:h>
      <text:list text:style-name="L4">
        <text:list-item>
          <text:p text:style-name="P6">Start time: 0x15 min</text:p>
        </text:list-item>
        <text:list-item>
          <text:p text:style-name="P6">Data Status: 1</text:p>
        </text:list-item>
      </text:list>
      <text:p text:style-name="Horizontal_20_Line"/>
      <text:h text:style-name="Heading_20_3" text:outline-level="3">Oracle ML User Administration</text:h>
      <text:p text:style-name="Text_20_body">Oracle Machine Learning User Administration is an interface that allows users to monitor and manage their machine learning models. Last accessed:<text:line-break/>Open Oracle ML User Administration</text:p>
      <text:p text:style-name="Horizontal_20_Line"/>
      <text:h text:style-name="Heading_20_3" text:outline-level="3">Graph Studio</text:h>
      <text:p text:style-name="Text_20_body">Oracle Graph Studio is an interface that simplifies the creation of graph models and in-memory graphs for applications.</text:p>
      <text:p text:style-name="Horizontal_20_Line"/>
      <text:h text:style-name="Heading_20_3" text:outline-level="3">Open Graph Studio</text:h>
      <text:list text:style-name="L5">
        <text:list-item>
          <text:p text:style-name="P7">[ ] [ ]</text:p>
        </text:list-item>
      </text:list>
      <text:p text:style-name="Text_20_body"><text:span text:style-name="Strong_20_Emphasis">Página 8</text:span></text:p>
      <text:h text:style-name="Heading_20_1" text:outline-level="1">Built-In Tool Suite</text:h>
      <text:p text:style-name="Text_20_body">Nothing more to buy or install</text:p>
      <text:p text:style-name="Horizontal_20_Line"/>
      <text:h text:style-name="Heading_20_2" text:outline-level="2">Checkout Information (Events)</text:h>
      <text:h text:style-name="Heading_20_3" text:outline-level="3">Development</text:h>
      <text:list text:style-name="L6">
        <text:list-item>
          <text:p text:style-name="P8"><text:span text:style-name="Strong_20_Emphasis">SQL Worksheet</text:span></text:p>
          <text:list>
            <text:list-item>
              <text:p text:style-name="P8">Execute SQL and PL/SQL, and access database objects</text:p>
            </text:list-item>
          </text:list>
        </text:list-item>
        <text:list-item>
          <text:p text:style-name="P8"><text:span text:style-name="Strong_20_Emphasis">REST Data Services</text:span></text:p>
          <text:list>
            <text:list-item>
              <text:p text:style-name="P8">Data/JSON APIs for your database</text:p>
            </text:list-item>
          </text:list>
        </text:list-item>
        <text:list-item>
          <text:p text:style-name="P8"><text:span text:style-name="Strong_20_Emphasis">APEX</text:span></text:p>
          <text:list>
            <text:list-item>
              <text:p text:style-name="P8">Build web applications quickly</text:p>
            </text:list-item>
          </text:list>
        </text:list-item>
      </text:list>
      <text:h text:style-name="Heading_20_3" text:outline-level="3"><text:soft-page-break/>Administration</text:h>
      <text:list text:style-name="L7">
        <text:list-item>
          <text:p text:style-name="P9"><text:span text:style-name="Strong_20_Emphasis">Database Actions</text:span></text:p>
          <text:list>
            <text:list-item>
              <text:p text:style-name="P9">Create and manage database objects, and find valuable information</text:p>
            </text:list-item>
          </text:list>
        </text:list-item>
      </text:list>
      <text:h text:style-name="Heading_20_3" text:outline-level="3">Data Tools</text:h>
      <text:list text:style-name="L8">
        <text:list-item>
          <text:p text:style-name="P10"><text:span text:style-name="Strong_20_Emphasis">Data Load</text:span></text:p>
          <text:list>
            <text:list-item>
              <text:p text:style-name="P10">Load or process data from local files or cloud storage</text:p>
            </text:list-item>
          </text:list>
        </text:list-item>
        <text:list-item>
          <text:p text:style-name="P10"><text:span text:style-name="Strong_20_Emphasis">Data Transform</text:span></text:p>
          <text:list>
            <text:list-item>
              <text:p text:style-name="P10">Obtain statistics, values and content patterns in your data</text:p>
            </text:list-item>
          </text:list>
        </text:list-item>
        <text:list-item>
          <text:p text:style-name="P10"><text:span text:style-name="Strong_20_Emphasis">Data Pump</text:span></text:p>
          <text:list>
            <text:list-item>
              <text:p text:style-name="P10">Process the program with transformers and training</text:p>
            </text:list-item>
          </text:list>
        </text:list-item>
      </text:list>
      <text:h text:style-name="Heading_20_3" text:outline-level="3">Monitoring</text:h>
      <text:list text:style-name="L9">
        <text:list-item>
          <text:p text:style-name="P11"><text:span text:style-name="Strong_20_Emphasis">Performance Hub</text:span></text:p>
          <text:list>
            <text:list-item>
              <text:p text:style-name="P11">Oversee performance and activity of the database</text:p>
            </text:list-item>
          </text:list>
        </text:list-item>
      </text:list>
      <text:h text:style-name="Heading_20_3" text:outline-level="3">Getting Started</text:h>
      <text:list text:style-name="L10">
        <text:list-item>
          <text:p text:style-name="P12"><text:span text:style-name="Strong_20_Emphasis">Quick Start</text:span></text:p>
          <text:list>
            <text:list-item>
              <text:p text:style-name="P12">Create notebooks using data, link, and data.</text:p>
            </text:list-item>
          </text:list>
        </text:list-item>
      </text:list>
      <text:h text:style-name="Heading_20_3" text:outline-level="3">Software Storage</text:h>
      <text:list text:style-name="L11">
        <text:list-item>
          <text:p text:style-name="P13"><text:span text:style-name="Strong_20_Emphasis">Object Storage</text:span></text:p>
          <text:list>
            <text:list-item>
              <text:p text:style-name="P13">Software storage is a key tool.</text:p>
            </text:list-item>
          </text:list>
        </text:list-item>
      </text:list>
      <text:h text:style-name="Heading_20_3" text:outline-level="3">Codeware</text:h>
      <text:list text:style-name="L12">
        <text:list-item>
          <text:p text:style-name="P14"><text:span text:style-name="Strong_20_Emphasis">Code Repository</text:span></text:p>
          <text:list>
            <text:list-item>
              <text:p text:style-name="P14">Request permissions, logs, files, and other tools such as code, debugging, and testing.</text:p>
            </text:list-item>
          </text:list>
        </text:list-item>
      </text:list>
      <text:h text:style-name="Heading_20_3" text:outline-level="3">APIs</text:h>
      <text:list text:style-name="L13">
        <text:list-item>
          <text:p text:style-name="P15"><text:span text:style-name="Strong_20_Emphasis">REST APIs</text:span></text:p>
          <text:list>
            <text:list-item>
              <text:p text:style-name="P15">Use APIs to help developers work with data.</text:p>
            </text:list-item>
          </text:list>
        </text:list-item>
      </text:list>
      <text:h text:style-name="Heading_20_3" text:outline-level="3">Need Help?</text:h>
      <text:list text:style-name="L14">
        <text:list-item>
          <text:p text:style-name="P16"><text:span text:style-name="Strong_20_Emphasis">Community</text:span></text:p>
          <text:list>
            <text:list-item>
              <text:p text:style-name="P16">Use Oracle Community Forums and To Manage or Create</text:p>
            </text:list-item>
          </text:list>
        </text:list-item>
      </text:list>
      <text:p text:style-name="Text_20_body"><text:span text:style-name="Strong_20_Emphasis">Página 9</text:span></text:p>
      <text:h text:style-name="Heading_20_1" text:outline-level="1"><text:soft-page-break/>Data Load</text:h>
      <text:h text:style-name="Heading_20_2" text:outline-level="2">Data Load | Load data</text:h>
      <text:p text:style-name="Text_20_body">What do you want to do with your data?</text:p>
      <text:list text:style-name="L15">
        <text:list-item>
          <text:p text:style-name="P17">LOAD DATA</text:p>
          <text:list>
            <text:list-item>
              <text:p text:style-name="P17">Load data into your autonomous database</text:p>
            </text:list-item>
          </text:list>
        </text:list-item>
        <text:list-item>
          <text:p text:style-name="P17">LINK DATA</text:p>
          <text:list>
            <text:list-item>
              <text:p text:style-name="P17">Create a link to data and let your autonomous database access it.</text:p>
            </text:list-item>
          </text:list>
        </text:list-item>
        <text:list-item>
          <text:p text:style-name="P17">FEED DATA</text:p>
          <text:list>
            <text:list-item>
              <text:p text:style-name="P17">Share the ground-based cross-data map over automated databases</text:p>
            </text:list-item>
          </text:list>
        </text:list-item>
      </text:list>
      <text:p text:style-name="Horizontal_20_Line"/>
      <text:h text:style-name="Heading_20_3" text:outline-level="3">Where is your data?</text:h>
      <text:list text:style-name="L16">
        <text:list-item>
          <text:p text:style-name="P18">LOCAL FILE</text:p>
          <text:list>
            <text:list-item>
              <text:p text:style-name="P18">Selected files from your local device</text:p>
            </text:list-item>
          </text:list>
        </text:list-item>
        <text:list-item>
          <text:p text:style-name="P18">DATABASE</text:p>
          <text:list>
            <text:list-item>
              <text:p text:style-name="P18">Selected files from your remote database</text:p>
            </text:list-item>
          </text:list>
        </text:list-item>
        <text:list-item>
          <text:p text:style-name="P18">CLOUD STORAGE</text:p>
          <text:list>
            <text:list-item>
              <text:p text:style-name="P18">Selected files from cloud storage (AWS S3, Azure Blob, Google Cloud Storage)</text:p>
            </text:list-item>
          </text:list>
        </text:list-item>
      </text:list>
      <text:p text:style-name="Horizontal_20_Line"/>
      <text:h text:style-name="Heading_20_3" text:outline-level="3">Explore and Connect</text:h>
      <text:list text:style-name="L17">
        <text:list-item>
          <text:p text:style-name="P19">EXPLORE</text:p>
          <text:list>
            <text:list-item>
              <text:p text:style-name="P19">Inspect data in your autonomous database</text:p>
            </text:list-item>
          </text:list>
        </text:list-item>
        <text:list-item>
          <text:p text:style-name="P19">DATA LOAD JOBS</text:p>
          <text:list>
            <text:list-item>
              <text:p text:style-name="P19">Check your Data Load Jobs</text:p>
            </text:list-item>
          </text:list>
        </text:list-item>
        <text:list-item>
          <text:p text:style-name="P19">CLOUD LOCATIONS</text:p>
          <text:list>
            <text:list-item>
              <text:p text:style-name="P19">Manage cloud storage locations (AWS, Azure, Google Cloud)</text:p>
            </text:list-item>
          </text:list>
        </text:list-item>
      </text:list>
      <text:p text:style-name="Horizontal_20_Line"/>
      <text:h text:style-name="Heading_20_3" text:outline-level="3">Getting Started</text:h>
      <text:p text:style-name="Text_20_body"><text:span text:style-name="Strong_20_Emphasis">Data Load:</text:span></text:p>
      <text:list text:style-name="L18">
        <text:list-item>
          <text:p text:style-name="P20">Select a file to load. You can also load data from cloud storage.</text:p>
        </text:list-item>
        <text:list-item>
          <text:p text:style-name="P20"><text:span text:style-name="Strong_20_Emphasis">Explore</text:span></text:p>
        </text:list-item>
        <text:list-item>
          <text:p text:style-name="P20"><text:soft-page-break/>Inspect data in your autonomous database.</text:p>
        </text:list-item>
        <text:list-item>
          <text:p text:style-name="P20"><text:span text:style-name="Strong_20_Emphasis">Manage</text:span></text:p>
        </text:list-item>
        <text:list-item>
          <text:p text:style-name="P20">Manage your cloud storage locations.</text:p>
        </text:list-item>
      </text:list>
      <text:p text:style-name="Horizontal_20_Line"/>
      <text:h text:style-name="Heading_20_3" text:outline-level="3">Need Help?</text:h>
      <text:p text:style-name="Text_20_body"><text:span text:style-name="Strong_20_Emphasis">Community:</text:span></text:p>
      <text:list text:style-name="L19">
        <text:list-item>
          <text:p text:style-name="P21">OCI Developer Community Forum</text:p>
        </text:list-item>
        <text:list-item>
          <text:p text:style-name="P21">OCI Developer on Twitter</text:p>
        </text:list-item>
      </text:list>
      <text:p text:style-name="Horizontal_20_Line"/>
      <text:p text:style-name="Text_20_body">Simple “drag-and-drop” data loading</text:p>
      <text:list text:style-name="L20">
        <text:list-item>
          <text:p text:style-name="P22">Files on local computer</text:p>
        </text:list-item>
        <text:list-item>
          <text:p text:style-name="P22">Files in Cloud Storage (including AWS S3 and Azure Blob Storage)</text:p>
        </text:list-item>
        <text:list-item>
          <text:p text:style-name="P22">Oracle Databases (on premises and in cloud)</text:p>
        </text:list-item>
      </text:list>
      <text:p text:style-name="Text_20_body"><text:span text:style-name="Strong_20_Emphasis">Página 10</text:span><text:line-break/>Data Load<text:line-break/>Data Load / Load data<text:line-break/>Drag-and-drop data load:</text:p>
      <text:list text:style-name="L21">
        <text:list-item>
          <text:p text:style-name="P23">From local files</text:p>
        </text:list-item>
        <text:list-item>
          <text:p text:style-name="P23">From Object Storage</text:p>
        </text:list-item>
      </text:list>
      <text:p text:style-name="Text_20_body"><text:span text:style-name="Strong_20_Emphasis">Página 11</text:span></text:p>
      <text:h text:style-name="Heading_20_1" text:outline-level="1">Data Load</text:h>
      <text:h text:style-name="Heading_20_2" text:outline-level="2">AWS S3</text:h>
      <text:h text:style-name="Heading_20_3" text:outline-level="3">Azure Blob Storage</text:h>
      <text:list text:style-name="L22">
        <text:list-item>
          <text:p text:style-name="P24"><text:span text:style-name="Strong_20_Emphasis">Azure Blob Storage</text:span></text:p>
        </text:list-item>
      </text:list>
      <text:p text:style-name="Horizontal_20_Line"/>
      <text:h text:style-name="Heading_20_3" text:outline-level="3">Drag-and-drop data load:</text:h>
      <text:list text:style-name="L23">
        <text:list-item>
          <text:p text:style-name="P25">From local files</text:p>
        </text:list-item>
        <text:list-item>
          <text:p text:style-name="P25">From Object Storage</text:p>
        </text:list-item>
      </text:list>
      <text:p text:style-name="Horizontal_20_Line"/>
      <text:h text:style-name="Heading_20_3" text:outline-level="3"><text:soft-page-break/>OCI object store</text:h>
      <text:p text:style-name="Text_20_body"><text:span text:style-name="Strong_20_Emphasis">Página 12</text:span></text:p>
      <text:h text:style-name="Heading_20_1" text:outline-level="1">Data Load</text:h>
      <text:p text:style-name="Horizontal_20_Line"/>
      <text:h text:style-name="Heading_20_2" text:outline-level="2">Data Load | Load data</text:h>
      <text:p text:style-name="Text_20_body">What do you want to do with your data?</text:p>
      <text:list text:style-name="L24">
        <text:list-item>
          <text:p text:style-name="P26">LOAD DATA</text:p>
          <text:list>
            <text:list-item>
              <text:p text:style-name="P26">Load data into your autonomous database.</text:p>
            </text:list-item>
          </text:list>
        </text:list-item>
        <text:list-item>
          <text:p text:style-name="P26">LINK DATA</text:p>
          <text:list>
            <text:list-item>
              <text:p text:style-name="P26">Create a link to data in cloud storage.</text:p>
            </text:list-item>
          </text:list>
        </text:list-item>
        <text:list-item>
          <text:p text:style-name="P26">FEED DATA</text:p>
          <text:list>
            <text:list-item>
              <text:p text:style-name="P26">Stream data into your autonomous database.</text:p>
            </text:list-item>
          </text:list>
        </text:list-item>
      </text:list>
      <text:p text:style-name="Horizontal_20_Line"/>
      <text:h text:style-name="Heading_20_3" text:outline-level="3">Where is your data?</text:h>
      <text:list text:style-name="L25">
        <text:list-item>
          <text:p text:style-name="P27">LOCAL FILE</text:p>
          <text:list>
            <text:list-item>
              <text:p text:style-name="P27">Selected files from your local device</text:p>
            </text:list-item>
          </text:list>
        </text:list-item>
        <text:list-item>
          <text:p text:style-name="P27">DATABASE</text:p>
          <text:list>
            <text:list-item>
              <text:p text:style-name="P27">Selected files from your remote database</text:p>
            </text:list-item>
          </text:list>
        </text:list-item>
        <text:list-item>
          <text:p text:style-name="P27">CLOUD STORAGE</text:p>
          <text:list>
            <text:list-item>
              <text:p text:style-name="P27">Selected files from cloud storage (AWS S3, Azure Blob, Google Cloud Storage)</text:p>
            </text:list-item>
          </text:list>
        </text:list-item>
      </text:list>
      <text:p text:style-name="Horizontal_20_Line"/>
      <text:h text:style-name="Heading_20_3" text:outline-level="3">Explore and Connect</text:h>
      <text:list text:style-name="L26">
        <text:list-item>
          <text:p text:style-name="P28">EXPLORE</text:p>
          <text:list>
            <text:list-item>
              <text:p text:style-name="P28">Inspect data in your autonomous database</text:p>
            </text:list-item>
          </text:list>
        </text:list-item>
        <text:list-item>
          <text:p text:style-name="P28">DATA LOAD JOBS</text:p>
          <text:list>
            <text:list-item>
              <text:p text:style-name="P28">Check your Data Load Jobs</text:p>
            </text:list-item>
          </text:list>
        </text:list-item>
        <text:list-item>
          <text:p text:style-name="P28">CLOUD LOCATIONS</text:p>
          <text:list>
            <text:list-item>
              <text:p text:style-name="P28">Manage cloud storage locations (AWS, Azure, Google Cloud)</text:p>
            </text:list-item>
          </text:list>
        </text:list-item>
      </text:list>
      <text:p text:style-name="Horizontal_20_Line"/>
      <text:h text:style-name="Heading_20_2" text:outline-level="2"><text:soft-page-break/>Getting Started</text:h>
      <text:p text:style-name="Text_20_body"><text:span text:style-name="Strong_20_Emphasis">Data Load:</text:span></text:p>
      <text:list text:style-name="L27">
        <text:list-item>
          <text:p text:style-name="P29">Select a file to load. You can also load data from cloud storage.<text:line-break/><text:span text:style-name="Strong_20_Emphasis">Explore</text:span></text:p>
        </text:list-item>
        <text:list-item>
          <text:p text:style-name="P29">Inspect data in your autonomous database.<text:line-break/><text:span text:style-name="Strong_20_Emphasis">Manage</text:span></text:p>
        </text:list-item>
        <text:list-item>
          <text:p text:style-name="P29">Manage your cloud storage locations.</text:p>
        </text:list-item>
      </text:list>
      <text:p text:style-name="Horizontal_20_Line"/>
      <text:h text:style-name="Heading_20_3" text:outline-level="3">Need Help?</text:h>
      <text:p text:style-name="Text_20_body"><text:span text:style-name="Strong_20_Emphasis">Community:</text:span></text:p>
      <text:list text:style-name="L28">
        <text:list-item>
          <text:p text:style-name="P30">OCI Developer Community Forum</text:p>
        </text:list-item>
        <text:list-item>
          <text:p text:style-name="P30">OCI Developer on Twitter</text:p>
        </text:list-item>
      </text:list>
      <text:p text:style-name="Horizontal_20_Line"/>
      <text:p text:style-name="Text_20_body">Profile data after loading.</text:p>
      <text:list text:style-name="L29">
        <text:list-item>
          <text:p text:style-name="P31">Click the <text:span text:style-name="Strong_20_Emphasis">Explore</text:span> card.</text:p>
        </text:list-item>
        <text:list-item>
          <text:p text:style-name="P31">Select the table.</text:p>
        </text:list-item>
        <text:list-item>
          <text:p text:style-name="P31">Press <text:span text:style-name="Strong_20_Emphasis">Statistics.</text:span></text:p>
        </text:list-item>
      </text:list>
      <text:p text:style-name="Text_20_body"><text:span text:style-name="Strong_20_Emphasis">Página 13</text:span></text:p>
      <text:h text:style-name="Heading_20_1" text:outline-level="1">Data Load</text:h>
      <text:h text:style-name="Heading_20_2" text:outline-level="2">Data Load | Load data</text:h>
      <text:h text:style-name="Heading_20_3" text:outline-level="3">Owner: SCHEMA AND Table for your DATA</text:h>
      <text:p text:style-name="Horizontal_20_Line"/>
      <text:p text:style-name="Text_20_body"><text:span text:style-name="Strong_20_Emphasis">Filters</text:span></text:p>
      <text:list text:style-name="L30">
        <text:list-item>
          <text:p text:style-name="P32"><text:span text:style-name="Strong_20_Emphasis">Status</text:span>:</text:p>
          <text:list>
            <text:list-item>
              <text:p text:style-name="P32">All</text:p>
            </text:list-item>
            <text:list-item>
              <text:p text:style-name="P32">Loaded</text:p>
            </text:list-item>
          </text:list>
        </text:list-item>
        <text:list-item>
          <text:p text:style-name="P32"><text:span text:style-name="Strong_20_Emphasis">Attributes</text:span>:</text:p>
          <text:list>
            <text:list-item>
              <text:p text:style-name="P32">Yes</text:p>
            </text:list-item>
            <text:list-item>
              <text:p text:style-name="P32">No</text:p>
            </text:list-item>
          </text:list>
        </text:list-item>
        <text:list-item>
          <text:p text:style-name="P32"><text:span text:style-name="Strong_20_Emphasis">External</text:span>:</text:p>
          <text:list>
            <text:list-item>
              <text:p text:style-name="P32"><text:soft-page-break/>Yes</text:p>
            </text:list-item>
            <text:list-item>
              <text:p text:style-name="P32">No</text:p>
            </text:list-item>
          </text:list>
        </text:list-item>
        <text:list-item>
          <text:p text:style-name="P32"><text:span text:style-name="Strong_20_Emphasis">Shared</text:span>:</text:p>
          <text:list>
            <text:list-item>
              <text:p text:style-name="P32">Yes</text:p>
            </text:list-item>
            <text:list-item>
              <text:p text:style-name="P32">No</text:p>
            </text:list-item>
          </text:list>
        </text:list-item>
      </text:list>
      <text:p text:style-name="Horizontal_20_Line"/>
      <text:h text:style-name="Heading_20_3" text:outline-level="3">Showing 8 tables</text:h>
      <text:list text:style-name="L31">
        <text:list-item>
          <text:p text:style-name="P33"><text:span text:style-name="Strong_20_Emphasis">MOVIE_SALES_2020</text:span></text:p>
          <text:list>
            <text:list-item>
              <text:p text:style-name="P33">[Table]</text:p>
            </text:list-item>
            <text:list-item>
              <text:p text:style-name="P33">[X, optional]</text:p>
            </text:list-item>
          </text:list>
        </text:list-item>
        <text:list-item>
          <text:p text:style-name="P33"><text:span text:style-name="Strong_20_Emphasis">Application: GUIDABLE</text:span></text:p>
          <text:list>
            <text:list-item>
              <text:p text:style-name="P33">User: "GET YOUR SALES_NAME"</text:p>
            </text:list-item>
          </text:list>
        </text:list-item>
        <text:list-item>
          <text:p text:style-name="P33"><text:span text:style-name="Strong_20_Emphasis">Application: WORKING_SIZE/SERVE</text:span></text:p>
          <text:list>
            <text:list-item>
              <text:p text:style-name="P33">[X, optional]</text:p>
            </text:list-item>
          </text:list>
        </text:list-item>
        <text:list-item>
          <text:p text:style-name="P33"><text:span text:style-name="Strong_20_Emphasis">MONTHS</text:span></text:p>
          <text:list>
            <text:list-item>
              <text:p text:style-name="P33">[Table]</text:p>
            </text:list-item>
            <text:list-item>
              <text:p text:style-name="P33">[X, optional]</text:p>
            </text:list-item>
          </text:list>
        </text:list-item>
        <text:list-item>
          <text:p text:style-name="P33"><text:span text:style-name="Strong_20_Emphasis">Application: GUIDABLE</text:span></text:p>
          <text:list>
            <text:list-item>
              <text:p text:style-name="P33">User: "GET YOUR SALES_NAME"</text:p>
            </text:list-item>
          </text:list>
        </text:list-item>
        <text:list-item>
          <text:p text:style-name="P33"><text:span text:style-name="Strong_20_Emphasis">Application: WORKING_SIZE/SERVE</text:span></text:p>
          <text:list>
            <text:list-item>
              <text:p text:style-name="P33">[X, optional]</text:p>
            </text:list-item>
          </text:list>
        </text:list-item>
        <text:list-item>
          <text:p text:style-name="P33"><text:span text:style-name="Strong_20_Emphasis">COUNTRIES</text:span></text:p>
          <text:list>
            <text:list-item>
              <text:p text:style-name="P33">[Table]</text:p>
            </text:list-item>
            <text:list-item>
              <text:p text:style-name="P33">[X, optional]</text:p>
            </text:list-item>
          </text:list>
        </text:list-item>
        <text:list-item>
          <text:p text:style-name="P33"><text:span text:style-name="Strong_20_Emphasis">Application: GUIDABLE</text:span></text:p>
          <text:list>
            <text:list-item>
              <text:p text:style-name="P33">User: "GET YOUR SALES_NAME"</text:p>
            </text:list-item>
          </text:list>
        </text:list-item>
        <text:list-item>
          <text:p text:style-name="P33"><text:span text:style-name="Strong_20_Emphasis">Application: WORKING_SIZE/SERVE</text:span></text:p>
          <text:list>
            <text:list-item>
              <text:p text:style-name="P33">[X, optional]</text:p>
            </text:list-item>
          </text:list>
        </text:list-item>
      </text:list>
      <text:p text:style-name="Horizontal_20_Line"/>
      <text:h text:style-name="Heading_20_3" text:outline-level="3">Suggestions</text:h>
      <text:list text:style-name="L32">
        <text:list-item>
          <text:p text:style-name="P34"><text:span text:style-name="Strong_20_Emphasis">Recent objects</text:span>:</text:p>
          <text:list>
            <text:list-item>
              <text:p text:style-name="P34"><text:soft-page-break/>Domestic content or modified catalog certificate from 18 clients</text:p>
            </text:list-item>
            <text:list-item>
              <text:p text:style-name="P34">Vendor configured across default services and customer based on proprietary query or user preferences</text:p>
            </text:list-item>
            <text:list-item>
              <text:p text:style-name="P34">A database</text:p>
            </text:list-item>
            <text:list-item>
              <text:p text:style-name="P34">Tables stored by SCHEMA</text:p>
            </text:list-item>
            <text:list-item>
              <text:p text:style-name="P34">Installed tables</text:p>
            </text:list-item>
            <text:list-item>
              <text:p text:style-name="P34">Unix feed tables</text:p>
            </text:list-item>
            <text:list-item>
              <text:p text:style-name="P34">Business models</text:p>
            </text:list-item>
            <text:list-item>
              <text:p text:style-name="P34">Trading, game and analytic views owned by SCHEMA</text:p>
            </text:list-item>
          </text:list>
        </text:list-item>
      </text:list>
      <text:p text:style-name="Horizontal_20_Line"/>
      <text:h text:style-name="Heading_20_2" text:outline-level="2">Profile data after loading.</text:h>
      <text:list text:style-name="L33">
        <text:list-item>
          <text:p text:style-name="P35">Click the Explore card.</text:p>
        </text:list-item>
        <text:list-item>
          <text:p text:style-name="P35">Select the table.</text:p>
        </text:list-item>
        <text:list-item>
          <text:p text:style-name="P35">Press Statistics.</text:p>
        </text:list-item>
      </text:list>
      <text:p text:style-name="Text_20_body"><text:span text:style-name="Strong_20_Emphasis">Página 14</text:span></text:p>
      <text:h text:style-name="Heading_20_1" text:outline-level="1">Data Load</text:h>
      <text:h text:style-name="Heading_20_2" text:outline-level="2">3. Check Out Smart Sound Control</text:h>
      <text:list text:style-name="L34">
        <text:list-item>
          <text:p text:style-name="P36"><text:span text:style-name="Strong_20_Emphasis">Smart: SCHEMA AND Table for your DATA</text:span></text:p>
        </text:list-item>
        <text:list-item>
          <text:p text:style-name="P36"><text:span text:style-name="Strong_20_Emphasis">Showing 8 tables</text:span></text:p>
        </text:list-item>
        <text:list-item>
          <text:p text:style-name="P36"><text:span text:style-name="Strong_20_Emphasis">Statistics</text:span></text:p>
        </text:list-item>
        <text:list-item>
          <text:p text:style-name="P36"><text:span text:style-name="Strong_20_Emphasis">Data Load Jobs</text:span></text:p>
        </text:list-item>
        <text:list-item>
          <text:p text:style-name="P36"><text:span text:style-name="Strong_20_Emphasis">Data Distribution</text:span></text:p>
        </text:list-item>
      </text:list>
      <text:p text:style-name="Horizontal_20_Line"/>
      <text:h text:style-name="Heading_20_3" text:outline-level="3">MOVIE_SALES_2020</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Process</text:p>
            </table:table-cell>
            <table:table-cell table:style-name="Table2.A1" office:value-type="string">
              <text:p text:style-name="Table_20_Heading">Table Size (in bytes)</text:p>
            </table:table-cell>
            <table:table-cell table:style-name="Table2.A1" office:value-type="string">
              <text:p text:style-name="Table_20_Heading">21201000</text:p>
            </table:table-cell>
            <table:table-cell table:style-name="Table2.A1" office:value-type="string">
              <text:p text:style-name="Table_20_Heading">Number of Rows</text:p>
            </table:table-cell>
            <table:table-cell table:style-name="Table2.A1" office:value-type="string">
              <text:p text:style-name="Table_20_Heading">541227</text:p>
            </table:table-cell>
          </table:table-row>
        </table:table-header-rows>
        <table:table-row>
          <table:table-cell table:style-name="Table2.A1" office:value-type="string">
            <text:p text:style-name="Table_20_Contents">Columns</text:p>
          </table:table-cell>
          <table:table-cell table:style-name="Table2.A1" office:value-type="string">
            <text:p text:style-name="Table_20_Contents">COLUMN1</text:p>
          </table:table-cell>
          <table:table-cell table:style-name="Table2.A1" office:value-type="string">
            <text:p text:style-name="P1"/>
          </table:table-cell>
          <table:table-cell table:style-name="Table2.A1" office:value-type="string">
            <text:p text:style-name="Table_20_Contents">COLUMN2</text:p>
          </table:table-cell>
          <table:table-cell table:style-name="Table2.A1" office:value-type="string">
            <text:p text:style-name="P1"/>
          </table:table-cell>
        </table:table-row>
        <table:table-row>
          <table:table-cell table:style-name="Table2.A1" office:value-type="string">
            <text:p text:style-name="Table_20_Contents">Inputs</text:p>
          </table:table-cell>
          <table:table-cell table:style-name="Table2.A1" office:value-type="string">
            <text:p text:style-name="P1"/>
          </table:table-cell>
          <table:table-cell table:style-name="Table2.A1" office:value-type="string">
            <text:p text:style-name="Table_20_Contents">Initial Share Details</text:p>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Statistics</text:p>
          </table:table-cell>
          <table:table-cell table:style-name="Table2.A1" office:value-type="string">
            <text:p text:style-name="P1"/>
          </table:table-cell>
          <table:table-cell table:style-name="Table2.A1" office:value-type="string">
            <text:p text:style-name="Table_20_Contents">Allow HTMS</text:p>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Data Load Jobs</text:p>
          </table:table-cell>
          <table:table-cell table:style-name="Table2.A1" office:value-type="string">
            <text:p text:style-name="Table_20_Contents">Initial Update (DAT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Data Distribution</text:p>
          </table:table-cell>
          <table:table-cell table:style-name="Table2.A1" office:value-type="string">
            <text:p text:style-name="Table_20_Contents">Total 127,000</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Name (DAT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Phone (DAT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ext:soft-page-break/>
        <table:table-row>
          <table:table-cell table:style-name="Table2.A1" office:value-type="string">
            <text:p text:style-name="Table_20_Contents">Distance 84,046.9</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COLUMN3</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Port (DAT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Port (DAT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Distance (DAT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AUT (NUMBER)</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Port (DAT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Distance 12346.9</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COLUMN4</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
      <text:p text:style-name="Horizontal_20_Line"/>
      <text:h text:style-name="Heading_20_3" text:outline-level="3">Identify data quality problems.</text:h>
      <text:p text:style-name="Text_20_body"><text:span text:style-name="Strong_20_Emphasis">Página 15</text:span></text:p>
      <text:h text:style-name="Heading_20_1" text:outline-level="1">Data Load</text:h>
      <text:h text:style-name="Heading_20_2" text:outline-level="2">1. Check Out Smart Menu | Cancel</text:h>
      <text:p text:style-name="Horizontal_20_Line"/>
      <text:h text:style-name="Heading_20_3" text:outline-level="3">Home: SCHEMA and Table for your DATA</text:h>
      <table:table table:name="Table3" table:style-name="Table3">
        <table:table-column table:style-name="Table3.A"/>
        <table:table-column table:style-name="Table3.B"/>
        <table:table-header-rows>
          <table:table-row>
            <table:table-cell table:style-name="Table3.A1" office:value-type="string">
              <text:p text:style-name="Table_20_Heading">Filter</text:p>
            </table:table-cell>
            <table:table-cell table:style-name="Table3.A1" office:value-type="string">
              <text:p text:style-name="Table_20_Heading">Showing 8 tables</text:p>
            </table:table-cell>
          </table:table-row>
        </table:table-header-rows>
        <table:table-row>
          <table:table-cell table:style-name="Table3.A1" office:value-type="string">
            <text:p text:style-name="Table_20_Contents">Status</text:p>
          </table:table-cell>
          <table:table-cell table:style-name="Table3.A1" office:value-type="string">
            <text:p text:style-name="P1"/>
          </table:table-cell>
        </table:table-row>
        <table:table-row>
          <table:table-cell table:style-name="Table3.A1" office:value-type="string">
            <text:p text:style-name="Table_20_Contents">All</text:p>
          </table:table-cell>
          <table:table-cell table:style-name="Table3.A1" office:value-type="string">
            <text:p text:style-name="P1"/>
          </table:table-cell>
        </table:table-row>
        <table:table-row>
          <table:table-cell table:style-name="Table3.A1" office:value-type="string">
            <text:p text:style-name="Table_20_Contents">Loaded</text:p>
          </table:table-cell>
          <table:table-cell table:style-name="Table3.A1" office:value-type="string">
            <text:p text:style-name="P1"/>
          </table:table-cell>
        </table:table-row>
        <table:table-row>
          <table:table-cell table:style-name="Table3.A1" office:value-type="string">
            <text:p text:style-name="Table_20_Contents">Attributes</text:p>
          </table:table-cell>
          <table:table-cell table:style-name="Table3.A1" office:value-type="string">
            <text:p text:style-name="P1"/>
          </table:table-cell>
        </table:table-row>
        <table:table-row>
          <table:table-cell table:style-name="Table3.A1" office:value-type="string">
            <text:p text:style-name="Table_20_Contents">Yes</text:p>
          </table:table-cell>
          <table:table-cell table:style-name="Table3.A1" office:value-type="string">
            <text:p text:style-name="P1"/>
          </table:table-cell>
        </table:table-row>
        <table:table-row>
          <table:table-cell table:style-name="Table3.A1" office:value-type="string">
            <text:p text:style-name="Table_20_Contents">No</text:p>
          </table:table-cell>
          <table:table-cell table:style-name="Table3.A1" office:value-type="string">
            <text:p text:style-name="P1"/>
          </table:table-cell>
        </table:table-row>
        <table:table-row>
          <table:table-cell table:style-name="Table3.A1" office:value-type="string">
            <text:p text:style-name="Table_20_Contents">External</text:p>
          </table:table-cell>
          <table:table-cell table:style-name="Table3.A1" office:value-type="string">
            <text:p text:style-name="P1"/>
          </table:table-cell>
        </table:table-row>
        <table:table-row>
          <table:table-cell table:style-name="Table3.A1" office:value-type="string">
            <text:p text:style-name="Table_20_Contents">Yes</text:p>
          </table:table-cell>
          <table:table-cell table:style-name="Table3.A1" office:value-type="string">
            <text:p text:style-name="P1"/>
          </table:table-cell>
        </table:table-row>
        <table:table-row>
          <table:table-cell table:style-name="Table3.A1" office:value-type="string">
            <text:p text:style-name="Table_20_Contents">No</text:p>
          </table:table-cell>
          <table:table-cell table:style-name="Table3.A1" office:value-type="string">
            <text:p text:style-name="P1"/>
          </table:table-cell>
        </table:table-row>
        <table:table-row>
          <table:table-cell table:style-name="Table3.A1" office:value-type="string">
            <text:p text:style-name="Table_20_Contents">Shared</text:p>
          </table:table-cell>
          <table:table-cell table:style-name="Table3.A1" office:value-type="string">
            <text:p text:style-name="P1"/>
          </table:table-cell>
        </table:table-row>
        <table:table-row>
          <table:table-cell table:style-name="Table3.A1" office:value-type="string">
            <text:p text:style-name="Table_20_Contents">Yes</text:p>
          </table:table-cell>
          <table:table-cell table:style-name="Table3.A1" office:value-type="string">
            <text:p text:style-name="P1"/>
          </table:table-cell>
        </table:table-row>
        <table:table-row>
          <table:table-cell table:style-name="Table3.A1" office:value-type="string">
            <text:p text:style-name="Table_20_Contents">No</text:p>
          </table:table-cell>
          <table:table-cell table:style-name="Table3.A1" office:value-type="string">
            <text:p text:style-name="P1"/>
          </table:table-cell>
        </table:table-row>
      </table:table>
      <text:p text:style-name="Horizontal_20_Line"/>
      <text:h text:style-name="Heading_20_3" text:outline-level="3">MOVIE_SALES_2020</text:h>
      <text:list text:style-name="L35">
        <text:list-item>
          <text:p text:style-name="P37"><text:span text:style-name="Strong_20_Emphasis">Process</text:span></text:p>
          <text:list>
            <text:list-item>
              <text:p text:style-name="P37">Google</text:p>
            </text:list-item>
            <text:list-item>
              <text:p text:style-name="P37">Project</text:p>
            </text:list-item>
            <text:list-item>
              <text:p text:style-name="P37">Statistics</text:p>
            </text:list-item>
            <text:list-item>
              <text:p text:style-name="P37"><text:soft-page-break/>Data Load Jobs</text:p>
            </text:list-item>
            <text:list-item>
              <text:p text:style-name="P37">Data Distribution</text:p>
            </text:list-item>
          </text:list>
        </text:list-item>
      </text:list>
      <text:p text:style-name="Horizontal_20_Line"/>
      <text:h text:style-name="Heading_20_3" text:outline-level="3">Table Size (in bytes):</text:h>
      <text:p text:style-name="Text_20_body">2,037,000</text:p>
      <text:list text:style-name="L36">
        <text:list-item>
          <text:p text:style-name="P38">Number of Rows:<text:line-break/>5,012,227</text:p>
        </text:list-item>
        <text:list-item>
          <text:p text:style-name="P38">Total Name: MOVIE_SALES_2020</text:p>
        </text:list-item>
        <text:list-item>
          <text:p text:style-name="P38">Return to Value: #EDDY</text:p>
        </text:list-item>
        <text:list-item>
          <text:p text:style-name="P38">Number of Items: #Recordage</text:p>
        </text:list-item>
        <text:list-item>
          <text:p text:style-name="P38">Add Value: 6</text:p>
        </text:list-item>
        <text:list-item>
          <text:p text:style-name="P38">Add Payments: FREQ.DUPTC</text:p>
        </text:list-item>
      </text:list>
      <text:p text:style-name="Horizontal_20_Line"/>
      <text:h text:style-name="Heading_20_3" text:outline-level="3">Index (DTM):</text:h>
      <text:list text:style-name="L37">
        <text:list-item>
          <text:p text:style-name="P39"><text:span text:style-name="Strong_20_Emphasis">HORROR (DNK)</text:span></text:p>
        </text:list-item>
        <text:list-item>
          <text:p text:style-name="P39"><text:span text:style-name="Strong_20_Emphasis">EXPLORANT (DDK)</text:span></text:p>
        </text:list-item>
        <text:list-item>
          <text:p text:style-name="P39"><text:span text:style-name="Strong_20_Emphasis">SUNDAY (TEM)</text:span></text:p>
        </text:list-item>
      </text:list>
      <text:p text:style-name="Horizontal_20_Line"/>
      <text:h text:style-name="Heading_20_3" text:outline-level="3">Function (DTF):</text:h>
      <text:list text:style-name="L38">
        <text:list-item>
          <text:p text:style-name="P40"><text:span text:style-name="Strong_20_Emphasis">HORROR (DNK)</text:span></text:p>
        </text:list-item>
        <text:list-item>
          <text:p text:style-name="P40"><text:span text:style-name="Strong_20_Emphasis">INFORMATION (TDK)</text:span></text:p>
        </text:list-item>
      </text:list>
      <text:p text:style-name="Horizontal_20_Line"/>
      <text:h text:style-name="Heading_20_3" text:outline-level="3">Identify data quality problems.</text:h>
      <text:list text:style-name="L39">
        <text:list-item>
          <text:p text:style-name="P41">12 months<text:line-break/>(we only want 3)</text:p>
        </text:list-item>
        <text:list-item>
          <text:p text:style-name="P41">14 days in a week!</text:p>
        </text:list-item>
        <text:list-item>
          <text:p text:style-name="P41">Drill in to investigate:<text:line-break/>– Inconsistent letter case</text:p>
        </text:list-item>
      </text:list>
      <text:p text:style-name="Text_20_body"><text:span text:style-name="Strong_20_Emphasis">Página 16</text:span></text:p>
      <text:h text:style-name="Heading_20_1" text:outline-level="1"><text:soft-page-break/>Data Load</text:h>
      <text:h text:style-name="Heading_20_2" text:outline-level="2">Summary of demonstration</text:h>
      <text:h text:style-name="Heading_20_3" text:outline-level="3">Context of demonstration | Content</text:h>
      <text:p text:style-name="Text_20_body">What do you want to do with your data?</text:p>
      <text:list text:style-name="L40">
        <text:list-item>
          <text:p text:style-name="P42">LOAD DATA</text:p>
          <text:list>
            <text:list-item>
              <text:p text:style-name="P42">Load data into your autonomous database.</text:p>
            </text:list-item>
          </text:list>
        </text:list-item>
        <text:list-item>
          <text:p text:style-name="P42">LINK DATA</text:p>
          <text:list>
            <text:list-item>
              <text:p text:style-name="P42">Create a link to data in cloud storage.</text:p>
            </text:list-item>
          </text:list>
        </text:list-item>
        <text:list-item>
          <text:p text:style-name="P42">FEED DATA</text:p>
          <text:list>
            <text:list-item>
              <text:p text:style-name="P42">Stream data into your autonomous database.</text:p>
            </text:list-item>
          </text:list>
        </text:list-item>
      </text:list>
      <text:p text:style-name="Horizontal_20_Line"/>
      <text:h text:style-name="Heading_20_3" text:outline-level="3">Where is your data?</text:h>
      <text:list text:style-name="L41">
        <text:list-item>
          <text:p text:style-name="P43">LOCAL FILE</text:p>
          <text:list>
            <text:list-item>
              <text:p text:style-name="P43">Selected files from your local device</text:p>
            </text:list-item>
          </text:list>
        </text:list-item>
        <text:list-item>
          <text:p text:style-name="P43">DATABASE</text:p>
          <text:list>
            <text:list-item>
              <text:p text:style-name="P43">Selected files from your remote database</text:p>
            </text:list-item>
          </text:list>
        </text:list-item>
        <text:list-item>
          <text:p text:style-name="P43">CLOUD STORAGE</text:p>
          <text:list>
            <text:list-item>
              <text:p text:style-name="P43">Selected files from cloud storage (AWS S3, Azure Blob, Google Cloud Storage)</text:p>
            </text:list-item>
          </text:list>
        </text:list-item>
      </text:list>
      <text:p text:style-name="Horizontal_20_Line"/>
      <text:h text:style-name="Heading_20_3" text:outline-level="3">Getting Started</text:h>
      <text:list text:style-name="L42">
        <text:list-item>
          <text:p text:style-name="P44"><text:span text:style-name="Strong_20_Emphasis">Data in parallel</text:span>:</text:p>
          <text:list>
            <text:list-item>
              <text:p text:style-name="P44">Load data from multiple sources.</text:p>
            </text:list-item>
            <text:list-item>
              <text:p text:style-name="P44">Load data in parallel.</text:p>
            </text:list-item>
            <text:list-item>
              <text:p text:style-name="P44">Load data from cloud storage.</text:p>
            </text:list-item>
          </text:list>
        </text:list-item>
        <text:list-item>
          <text:p text:style-name="P44"><text:span text:style-name="Strong_20_Emphasis">Need Help?</text:span></text:p>
          <text:list>
            <text:list-item>
              <text:p text:style-name="P44">Data compression:</text:p>
              <text:list>
                <text:list-item>
                  <text:p text:style-name="P44">Data compression: Command of access</text:p>
                </text:list-item>
                <text:list-item>
                  <text:p text:style-name="P44">SQL component: On request<text:line-break/>Simple “drag-and-drop” data loading</text:p>
                </text:list-item>
              </text:list>
            </text:list-item>
          </text:list>
        </text:list-item>
        <text:list-item>
          <text:p text:style-name="P44">Files on local computer</text:p>
          <text:list>
            <text:list-item>
              <text:p text:style-name="P44"><text:soft-page-break/>Multiple locations</text:p>
            </text:list-item>
            <text:list-item>
              <text:p text:style-name="P44">Different file types</text:p>
            </text:list-item>
          </text:list>
        </text:list-item>
        <text:list-item>
          <text:p text:style-name="P44">Files in Cloud Storage<text:line-break/>Inspect loaded data</text:p>
          <text:list>
            <text:list-item>
              <text:p text:style-name="P44">Identify quality problems.</text:p>
            </text:list-item>
          </text:list>
        </text:list-item>
      </text:list>
      <text:p text:style-name="Horizontal_20_Line"/>
      <text:p text:style-name="Text_20_body">Explore and Connect</text:p>
      <text:list text:style-name="L43">
        <text:list-item>
          <text:p text:style-name="P45">EXPLORE</text:p>
          <text:list>
            <text:list-item>
              <text:p text:style-name="P45">Inspect data in your autonomous database</text:p>
            </text:list-item>
          </text:list>
        </text:list-item>
        <text:list-item>
          <text:p text:style-name="P45">DATA LOAD JOBS</text:p>
          <text:list>
            <text:list-item>
              <text:p text:style-name="P45">Check your Data Load Jobs</text:p>
            </text:list-item>
          </text:list>
        </text:list-item>
        <text:list-item>
          <text:p text:style-name="P45">CLOUD LOCATIONS</text:p>
          <text:list>
            <text:list-item>
              <text:p text:style-name="P45">Manage cloud storage locations (AWS, Azure, Google Cloud)</text:p>
            </text:list-item>
          </text:list>
        </text:list-item>
      </text:list>
      <text:p text:style-name="Horizontal_20_Line"/>
      <text:p text:style-name="Text_20_body"><text:span text:style-name="Strong_20_Emphasis">Archivo: 7.3_CI_CD for APEX and Oracle DB Developers - Part 1 (Oracle Data Platform Foundations Associate).pdf</text:span></text:p>
      <text:p text:style-name="Text_20_body"><text:span text:style-name="Strong_20_Emphasis">Página 1</text:span><text:line-break/>ORACLE<text:line-break/>University<text:line-break/>Oracle Cloud Infrastructure<text:line-break/>CI/CD for APEX and Oracle Database Developers</text:p>
      <text:p text:style-name="Text_20_body"><text:span text:style-name="Strong_20_Emphasis">Página 2</text:span><text:line-break/>What is CI/CD?</text:p>
      <text:p text:style-name="Text_20_body"><text:span text:style-name="Strong_20_Emphasis">Página 3</text:span><text:line-break/>What is CI/CD and why do we need it?<text:line-break/>Cognitive<text:line-break/>Helps in automating processes<text:line-break/>CI/CD<text:line-break/>Continuous Integration<text:line-break/>Introduces automation into all stages of<text:line-break/>app/database development<text:line-break/>Continuous Delivery/<text:line-break/>Deployment</text:p>
      <text:p text:style-name="Text_20_body"><text:span text:style-name="Strong_20_Emphasis">Página 4</text:span><text:line-break/>What is CI/CD and why do we need it?<text:line-break/>CI automates<text:line-break/>Merging the Codes Unit Testing and Functional Testing<text:line-break/>Repository</text:p>
      <text:p text:style-name="Text_20_body"><text:soft-page-break/><text:span text:style-name="Strong_20_Emphasis">Página 5</text:span><text:line-break/>What is CI/CD and why do we need it?<text:line-break/>Repository<text:line-break/>Consistency<text:line-break/>Everyone's on<text:line-break/>same page</text:p>
      <text:p text:style-name="Text_20_body"><text:span text:style-name="Strong_20_Emphasis">Página 6</text:span><text:line-break/>What is CI/CD and why do we need it?<text:line-break/>Merging the Codes<text:line-break/>Repository<text:line-break/>Are they following coding/<text:line-break/>security standards ?</text:p>
      <text:p text:style-name="Text_20_body"><text:span text:style-name="Strong_20_Emphasis">Página 7</text:span><text:line-break/>What is CI/CD and why do we need it?<text:line-break/>Repository<text:line-break/>Find quality issues a lot faster</text:p>
      <text:p text:style-name="Text_20_body"><text:span text:style-name="Strong_20_Emphasis">Página 8</text:span><text:line-break/>What is CI/CD and why do we need it?<text:line-break/>CD automates<text:line-break/>Testing on pre-prod env followed by testing on<text:line-break/>prod env<text:line-break/>Repository<text:line-break/>Completely automated way</text:p>
      <text:p text:style-name="Text_20_body"><text:span text:style-name="Strong_20_Emphasis">Página 9</text:span><text:line-break/>CI/CD with the database and APEX?<text:line-break/>Multiple Users sharing single instance<text:line-break/>Compile<text:line-break/>Package 1<text:line-break/>Monday Morning<text:line-break/>Compiled Package v1</text:p>
      <text:p text:style-name="Text_20_body"><text:span text:style-name="Strong_20_Emphasis">Página 10</text:span><text:line-break/>CI/CD with the database and APEX?<text:line-break/>Multiple Users sharing single instance<text:line-break/>Package 1<text:line-break/>Compiled Package v2<text:line-break/>Compile<text:line-break/>Monday Night</text:p>
      <text:p text:style-name="Text_20_body"><text:span text:style-name="Strong_20_Emphasis">Página 11</text:span><text:line-break/>CI/CD with the database and APEX?<text:line-break/>Multiple Users sharing single instance<text:line-break/>Search for v1<text:line-break/>Package 1<text:line-break/>Tuesday Morning</text:p>
      <text:p text:style-name="Text_20_body"><text:soft-page-break/><text:span text:style-name="Strong_20_Emphasis">Página 12</text:span><text:line-break/>CI/CD with the database and APEX?<text:line-break/>It's not always easy to create multiple Oracle Databases</text:p>
      <text:p text:style-name="Text_20_body"><text:span text:style-name="Strong_20_Emphasis">Página 13</text:span><text:line-break/>CI/CD with the database and APEX?<text:line-break/>Licensing issues<text:line-break/>Dev instances can be expensive<text:line-break/>Hardware is Available?<text:line-break/>Ability to clone?<text:line-break/>Sufficient space is available in Array?</text:p>
      <text:p text:style-name="Text_20_body"><text:span text:style-name="Strong_20_Emphasis">Página 14</text:span><text:line-break/>CI/CD with the database and APEX?<text:line-break/>Database in the apex flow is a lot different<text:line-break/>Stateful versus Stateless</text:p>
      <text:p text:style-name="Text_20_body"><text:span text:style-name="Strong_20_Emphasis">Página 15</text:span><text:line-break/>CI/CD with the database and APEX?<text:line-break/>Bring up doc containers<text:line-break/>Pilot it<text:line-break/>Push it<text:line-break/>Done</text:p>
      <text:p text:style-name="Text_20_body"><text:span text:style-name="Strong_20_Emphasis">Página 16</text:span><text:line-break/>CI/CD with the database and APEX?<text:line-break/>Manual Solution</text:p>
      <text:p text:style-name="Text_20_body"><text:span text:style-name="Strong_20_Emphasis">Página 17</text:span><text:line-break/>CI/CD with the database and APEX?<text:line-break/>Manual Solution<text:line-break/>Script in zip format<text:line-break/>Script in zip format<text:line-break/>Script in zip format</text:p>
      <text:p text:style-name="Text_20_body"><text:span text:style-name="Strong_20_Emphasis">Página 18</text:span><text:line-break/>GitHub<text:line-break/>SQLcl/Liquibase<text:line-break/>Jenkins<text:line-break/>VS Code/SQL Developer<text:line-break/>PLSQL<text:line-break/>Terraform OCI account</text:p>
      <text:p text:style-name="Text_20_body"><text:span text:style-name="Strong_20_Emphasis">Página 19</text:span><text:line-break/>SQLcl and Liquibase<text:line-break/>What's SQLcl?<text:line-break/>Command line SQL Plus tool</text:p>
      <text:p text:style-name="Text_20_body"><text:span text:style-name="Strong_20_Emphasis">Página 20</text:span><text:line-break/>SQLcl and Liquibase<text:line-break/><text:soft-page-break/>What's SQLcl?<text:line-break/>Download<text:line-break/>Connect to any database</text:p>
      <text:p text:style-name="Text_20_body"><text:span text:style-name="Strong_20_Emphasis">Página 21</text:span><text:line-break/>SQLcl and Liquibase<text:line-break/>What's SQLcl?<text:line-break/>Download<text:line-break/>Any database</text:p>
      <text:p text:style-name="Text_20_body"><text:span text:style-name="Strong_20_Emphasis">Página 22</text:span><text:line-break/>SQLcl and Liquibase<text:line-break/>What's SQLcl?<text:line-break/>Liquibase<text:line-break/>One of the features of SQLcl<text:line-break/>Tracking database schema changes<text:line-break/>Managing database schema changes<text:line-break/>Applying Database Schema changes<text:line-break/>Change logs<text:line-break/>Database tables</text:p>
      <text:p text:style-name="Text_20_body"><text:span text:style-name="Strong_20_Emphasis">Página 23</text:span></text:p>
      <text:h text:style-name="Heading_20_1" text:outline-level="1">SQLcl and Liquibase</text:h>
      <text:p text:style-name="Text_20_body"><text:span text:style-name="Strong_20_Emphasis">What’s SQLcl?</text:span></text:p>
      <text:list text:style-name="L44">
        <text:list-item>
          <text:p text:style-name="P46"><text:span text:style-name="Strong_20_Emphasis">Liquibase</text:span><text:line-break/>One of the features of SQLcl</text:p>
        </text:list-item>
        <text:list-item>
          <text:p text:style-name="P46"><text:span text:style-name="Strong_20_Emphasis">Environment to environment in a manual or automated way</text:span></text:p>
        </text:list-item>
        <text:list-item>
          <text:p text:style-name="P46"><text:span text:style-name="Strong_20_Emphasis">Tracking database schema changes</text:span><text:line-break/>Managing database schema changes<text:line-break/>Applying Database Schema changes</text:p>
        </text:list-item>
        <text:list-item>
          <text:p text:style-name="P46"><text:span text:style-name="Strong_20_Emphasis">Change logs</text:span><text:line-break/>Database tables</text:p>
        </text:list-item>
      </text:list>
      <text:p text:style-name="Text_20_body"><text:span text:style-name="Strong_20_Emphasis">Página 24</text:span><text:line-break/>SQLcl and Liquibase<text:line-break/>What's SQLcl?<text:line-break/>Gets updated frequently<text:line-break/>Tracking database schema changes<text:line-break/>Managing database schema changes<text:line-break/>Applying Database Schema changes<text:line-break/>Change logs<text:line-break/>Database tables<text:line-break/>Liquibase<text:line-break/>One of the features of SQLcl</text:p>
      <text:p text:style-name="Text_20_body"><text:soft-page-break/><text:span text:style-name="Strong_20_Emphasis">Página 25</text:span></text:p>
      <text:h text:style-name="Heading_20_1" text:outline-level="1">Liquibase and SQLcl</text:h>
      <text:p text:style-name="Text_20_body">DATABASECHANGELOG_DETAILS is a view that consolidates information from the DATABASECHANGELOG and DATABASECHANGELOG_ACTIONS tables.</text:p>
      <text:p text:style-name="Horizontal_20_Line"/>
      <text:h text:style-name="Heading_20_2" text:outline-level="2">DATABASECHANGELOG_ACTION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Table_20_Heading">id</text:p>
            </table:table-cell>
            <table:table-cell table:style-name="Table4.A1" office:value-type="string">
              <text:p text:style-name="Table_20_Heading">sequence</text:p>
            </table:table-cell>
            <table:table-cell table:style-name="Table4.A1" office:value-type="string">
              <text:p text:style-name="Table_20_Heading">sql</text:p>
            </table:table-cell>
            <table:table-cell table:style-name="Table4.A1" office:value-type="string">
              <text:p text:style-name="Table_20_Heading">sent</text:p>
            </table:table-cell>
            <table:table-cell table:style-name="Table4.A1" office:value-type="string">
              <text:p text:style-name="Table_20_Heading">author</text:p>
            </table:table-cell>
            <table:table-cell table:style-name="Table4.A1" office:value-type="string">
              <text:p text:style-name="Table_20_Heading">filename</text:p>
            </table:table-cell>
            <table:table-cell table:style-name="Table4.G1" office:value-type="string">
              <text:p text:style-name="P1"/>
            </table:table-cell>
          </table:table-row>
        </table:table-header-rows>
        <table:table-row>
          <table:table-cell table:style-name="Table4.A1" office:value-type="string">
            <text:p text:style-name="Table_20_Contents">1</text:p>
          </table:table-cell>
          <table:table-cell table:style-name="Table4.A1" office:value-type="string">
            <text:p text:style-name="Table_20_Contents">ttjzabdcdc4a5b6a.</text:p>
          </table:table-cell>
          <table:table-cell table:style-name="Table4.A1" office:value-type="string">
            <text:p text:style-name="Table_20_Contents">0</text:p>
          </table:table-cell>
          <table:table-cell table:style-name="Table4.A1" office:value-type="string">
            <text:p text:style-name="Table_20_Contents">CREATE TABLE...</text:p>
          </table:table-cell>
          <table:table-cell table:style-name="Table4.A1" office:value-type="string">
            <text:p text:style-name="Table_20_Contents">twif</text:p>
          </table:table-cell>
          <table:table-cell table:style-name="Table4.A1" office:value-type="string">
            <text:p text:style-name="Table_20_Contents">(SMOT)-Generated</text:p>
          </table:table-cell>
          <table:table-cell table:style-name="Table4.A1" office:value-type="string">
            <text:p text:style-name="Table_20_Contents">mys2rt3_tables.xml</text:p>
          </table:table-cell>
        </table:table-row>
        <table:table-row>
          <table:table-cell table:style-name="Table4.A1" office:value-type="string">
            <text:p text:style-name="Table_20_Contents">2</text:p>
          </table:table-cell>
          <table:table-cell table:style-name="Table4.A1" office:value-type="string">
            <text:p text:style-name="Table_20_Contents">yxptzndr9f8dc7da..</text:p>
          </table:table-cell>
          <table:table-cell table:style-name="Table4.A1" office:value-type="string">
            <text:p text:style-name="Table_20_Contents">0</text:p>
          </table:table-cell>
          <table:table-cell table:style-name="Table4.A1" office:value-type="string">
            <text:p text:style-name="Table_20_Contents">CREATE TABLE...</text:p>
          </table:table-cell>
          <table:table-cell table:style-name="Table4.A1" office:value-type="string">
            <text:p text:style-name="Table_20_Contents">twif</text:p>
          </table:table-cell>
          <table:table-cell table:style-name="Table4.A1" office:value-type="string">
            <text:p text:style-name="Table_20_Contents">(SMOT)-Generated</text:p>
          </table:table-cell>
          <table:table-cell table:style-name="Table4.A1" office:value-type="string">
            <text:p text:style-name="Table_20_Contents">temp_tables.xml</text:p>
          </table:table-cell>
        </table:table-row>
        <table:table-row>
          <table:table-cell table:style-name="Table4.A1" office:value-type="string">
            <text:p text:style-name="Table_20_Contents">3</text:p>
          </table:table-cell>
          <table:table-cell table:style-name="Table4.A1" office:value-type="string">
            <text:p text:style-name="Table_20_Contents">ttjzabdcdc4a5b6a.</text:p>
          </table:table-cell>
          <table:table-cell table:style-name="Table4.A1" office:value-type="string">
            <text:p text:style-name="Table_20_Contents">-eleged</text:p>
          </table:table-cell>
          <table:table-cell table:style-name="Table4.A1" office:value-type="string">
            <text:p text:style-name="Table_20_Contents">-eleged</text:p>
          </table:table-cell>
          <table:table-cell table:style-name="Table4.A1" office:value-type="string">
            <text:p text:style-name="Table_20_Contents">(SMOT)-Generated</text:p>
          </table:table-cell>
          <table:table-cell table:style-name="Table4.A1" office:value-type="string">
            <text:p text:style-name="Table_20_Contents">mys2rt3_tables.xml</text:p>
          </table:table-cell>
          <table:table-cell table:style-name="Table4.G1" office:value-type="string">
            <text:p text:style-name="P1"/>
          </table:table-cell>
        </table:table-row>
      </table:table>
      <text:p text:style-name="Horizontal_20_Line"/>
      <text:h text:style-name="Heading_20_2" text:outline-level="2">Emp table created with thousands of record on Sunday</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Emp Id</text:p>
            </table:table-cell>
            <table:table-cell table:style-name="Table5.A1" office:value-type="string">
              <text:p text:style-name="Table_20_Heading">First_name</text:p>
            </table:table-cell>
            <table:table-cell table:style-name="Table5.A1" office:value-type="string">
              <text:p text:style-name="Table_20_Heading">Last_name</text:p>
            </table:table-cell>
            <table:table-cell table:style-name="Table5.A1" office:value-type="string">
              <text:p text:style-name="Table_20_Heading">Dept Id</text:p>
            </table:table-cell>
            <table:table-cell table:style-name="Table5.A1" office:value-type="string">
              <text:p text:style-name="Table_20_Heading">Salary</text:p>
            </table:table-cell>
          </table:table-row>
        </table:table-header-rows>
        <table:table-row>
          <table:table-cell table:style-name="Table5.A1" office:value-type="string">
            <text:p text:style-name="Table_20_Contents">100</text:p>
          </table:table-cell>
          <table:table-cell table:style-name="Table5.A1" office:value-type="string">
            <text:p text:style-name="Table_20_Contents">Alan</text:p>
          </table:table-cell>
          <table:table-cell table:style-name="Table5.A1" office:value-type="string">
            <text:p text:style-name="Table_20_Contents">Bell</text:p>
          </table:table-cell>
          <table:table-cell table:style-name="Table5.A1" office:value-type="string">
            <text:p text:style-name="Table_20_Contents">10</text:p>
          </table:table-cell>
          <table:table-cell table:style-name="Table5.A1" office:value-type="string">
            <text:p text:style-name="Table_20_Contents">4000</text:p>
          </table:table-cell>
        </table:table-row>
        <table:table-row>
          <table:table-cell table:style-name="Table5.A1" office:value-type="string">
            <text:p text:style-name="Table_20_Contents">101</text:p>
          </table:table-cell>
          <table:table-cell table:style-name="Table5.A1" office:value-type="string">
            <text:p text:style-name="Table_20_Contents">Ben</text:p>
          </table:table-cell>
          <table:table-cell table:style-name="Table5.A1" office:value-type="string">
            <text:p text:style-name="Table_20_Contents">Pollock</text:p>
          </table:table-cell>
          <table:table-cell table:style-name="Table5.A1" office:value-type="string">
            <text:p text:style-name="Table_20_Contents">10</text:p>
          </table:table-cell>
          <table:table-cell table:style-name="Table5.A1" office:value-type="string">
            <text:p text:style-name="Table_20_Contents">3500</text:p>
          </table:table-cell>
        </table:table-row>
        <table:table-row>
          <table:table-cell table:style-name="Table5.A1" office:value-type="string">
            <text:p text:style-name="Table_20_Contents">102</text:p>
          </table:table-cell>
          <table:table-cell table:style-name="Table5.A1" office:value-type="string">
            <text:p text:style-name="Table_20_Contents">Chris</text:p>
          </table:table-cell>
          <table:table-cell table:style-name="Table5.A1" office:value-type="string">
            <text:p text:style-name="Table_20_Contents">Ryan</text:p>
          </table:table-cell>
          <table:table-cell table:style-name="Table5.A1" office:value-type="string">
            <text:p text:style-name="Table_20_Contents">12</text:p>
          </table:table-cell>
          <table:table-cell table:style-name="Table5.A1" office:value-type="string">
            <text:p text:style-name="Table_20_Contents">4250</text:p>
          </table:table-cell>
        </table:table-row>
      </table:table>
      <text:p text:style-name="Horizontal_20_Line"/>
      <text:p text:style-name="Text_20_body">901670<text:line-break/>Brian<text:line-break/>Mox<text:line-break/>T2</text:p>
      <text:p text:style-name="Text_20_body"><text:span text:style-name="Strong_20_Emphasis">Página 26</text:span></text:p>
      <text:h text:style-name="Heading_20_1" text:outline-level="1">Liquibase and SQLcl</text:h>
      <text:p text:style-name="Text_20_body">DATABASECHANGELOG_DETAILS is a view that consolidates information from the DATABASECHANGELOG and DATABASECHANGELOG_ACTIONS tables.</text:p>
      <text:p text:style-name="Horizontal_20_Line"/>
      <text:h text:style-name="Heading_20_2" text:outline-level="2">DATABASECHANGELOG_ACTIONS</text:h>
      <text:list text:style-name="L45">
        <text:list-item>
          <text:p text:style-name="P47">1</text:p>
        </text:list-item>
        <text:list-item>
          <text:p text:style-name="P47">2</text:p>
        </text:list-item>
        <text:list-item>
          <text:p text:style-name="P47"><text:soft-page-break/>3<text:line-break/>| id | sequence | sql | sent | author | filename |<text:line-break/>|---|---|---|---|---|---|<text:line-break/>| 01:jw64d0c4e5f6a. | | 0 | CREATE TABLE "A"... | ev.n | (SMOTY-Generated) |<text:line-break/>| 70:00:10f7b0c76a. | | 0 | CREATE TABLE "T"... | ev.n | (SMOTY-Generated) |<text:line-break/>| 02:jw64d0c4e5f6a. | | -e8qeeel | -e8qeeel | (SMOTY-Generated) |<text:line-break/>| Emp Id | First_name | Last_name | DeptId | Salary |<text:line-break/>|---|---|---|---|---|<text:line-break/>| 100 | Alan | Bell | 10 | 4000 |<text:line-break/>| 101 | Ben | Pollock | 10 | 3500 |<text:line-break/>| 102 | Chris | Ryan | 12 | 4250 |</text:p>
        </text:list-item>
      </text:list>
      <text:p text:style-name="Horizontal_20_Line"/>
      <text:h text:style-name="Heading_20_2" text:outline-level="2">Moved to production on Monday</text:h>
      <text:list text:style-name="L46">
        <text:list-item>
          <text:p text:style-name="P48">901670</text:p>
        </text:list-item>
        <text:list-item>
          <text:p text:style-name="P48">Brian</text:p>
        </text:list-item>
        <text:list-item>
          <text:p text:style-name="P48">Max</text:p>
        </text:list-item>
        <text:list-item>
          <text:p text:style-name="P48">'12</text:p>
        </text:list-item>
      </text:list>
      <text:p text:style-name="Text_20_body"><text:span text:style-name="Strong_20_Emphasis">Página 28</text:span></text:p>
      <text:h text:style-name="Heading_20_1" text:outline-level="1">Liquibase and SQLcl</text:h>
      <text:p text:style-name="Text_20_body">DATABASECHANGELOG_DETAILS is a view that consolidates information from the DATABASECHANGELOG and DATABASECHANGELOG_ACTIONS tables.</text:p>
      <text:p text:style-name="Horizontal_20_Line"/>
      <text:h text:style-name="Heading_20_2" text:outline-level="2">DATABASECHANGELOG_ACTIONS</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header-rows>
          <table:table-row>
            <table:table-cell table:style-name="Table6.A1" office:value-type="string">
              <text:p text:style-name="Table_20_Heading">id</text:p>
            </table:table-cell>
            <table:table-cell table:style-name="Table6.A1" office:value-type="string">
              <text:p text:style-name="Table_20_Heading">sequence</text:p>
            </table:table-cell>
            <table:table-cell table:style-name="Table6.A1" office:value-type="string">
              <text:p text:style-name="Table_20_Heading">sql</text:p>
            </table:table-cell>
            <table:table-cell table:style-name="Table6.A1" office:value-type="string">
              <text:p text:style-name="Table_20_Heading">sent</text:p>
            </table:table-cell>
            <table:table-cell table:style-name="Table6.A1" office:value-type="string">
              <text:p text:style-name="Table_20_Heading">author</text:p>
            </table:table-cell>
            <table:table-cell table:style-name="Table6.A1" office:value-type="string">
              <text:p text:style-name="Table_20_Heading">filename</text:p>
            </table:table-cell>
            <table:table-cell table:style-name="Table6.G1" office:value-type="string">
              <text:p text:style-name="P1"/>
            </table:table-cell>
          </table:table-row>
        </table:table-header-rows>
        <table:table-row>
          <table:table-cell table:style-name="Table6.A1" office:value-type="string">
            <text:p text:style-name="Table_20_Contents">1</text:p>
          </table:table-cell>
          <table:table-cell table:style-name="Table6.A1" office:value-type="string">
            <text:p text:style-name="Table_20_Contents">ttj.indelodod-addd...</text:p>
          </table:table-cell>
          <table:table-cell table:style-name="Table6.A1" office:value-type="string">
            <text:p text:style-name="Table_20_Contents">0</text:p>
          </table:table-cell>
          <table:table-cell table:style-name="Table6.A1" office:value-type="string">
            <text:p text:style-name="Table_20_Contents">CREATE TABLE "A..."</text:p>
          </table:table-cell>
          <table:table-cell table:style-name="Table6.A1" office:value-type="string">
            <text:p text:style-name="Table_20_Contents">[null]</text:p>
          </table:table-cell>
          <table:table-cell table:style-name="Table6.A1" office:value-type="string">
            <text:p text:style-name="Table_20_Contents">(SMART)-Generated</text:p>
          </table:table-cell>
          <table:table-cell table:style-name="Table6.A1" office:value-type="string">
            <text:p text:style-name="Table_20_Contents">may2Tt3, table.xml</text:p>
          </table:table-cell>
        </table:table-row>
        <table:table-row>
          <table:table-cell table:style-name="Table6.A1" office:value-type="string">
            <text:p text:style-name="Table_20_Contents">2</text:p>
          </table:table-cell>
          <table:table-cell table:style-name="Table6.A1" office:value-type="string">
            <text:p text:style-name="Table_20_Contents">YNXF01M7X6C9I4...</text:p>
          </table:table-cell>
          <table:table-cell table:style-name="Table6.A1" office:value-type="string">
            <text:p text:style-name="Table_20_Contents">0</text:p>
          </table:table-cell>
          <table:table-cell table:style-name="Table6.A1" office:value-type="string">
            <text:p text:style-name="Table_20_Contents">CREATE TABLE "T..."</text:p>
          </table:table-cell>
          <table:table-cell table:style-name="Table6.A1" office:value-type="string">
            <text:p text:style-name="Table_20_Contents">[null]</text:p>
          </table:table-cell>
          <table:table-cell table:style-name="Table6.A1" office:value-type="string">
            <text:p text:style-name="Table_20_Contents">(SMART)-Generated</text:p>
          </table:table-cell>
          <table:table-cell table:style-name="Table6.A1" office:value-type="string">
            <text:p text:style-name="Table_20_Contents">empty_table.xml</text:p>
          </table:table-cell>
        </table:table-row>
        <table:table-row>
          <table:table-cell table:style-name="Table6.A1" office:value-type="string">
            <text:p text:style-name="Table_20_Contents">3</text:p>
          </table:table-cell>
          <table:table-cell table:style-name="Table6.A1" office:value-type="string">
            <text:p text:style-name="Table_20_Contents">ttj.indelodod-addd...</text:p>
          </table:table-cell>
          <table:table-cell table:style-name="Table6.A1" office:value-type="string">
            <text:p text:style-name="Table_20_Contents">-</text:p>
          </table:table-cell>
          <table:table-cell table:style-name="Table6.A1" office:value-type="string">
            <text:p text:style-name="Table_20_Contents">-Request</text:p>
          </table:table-cell>
          <table:table-cell table:style-name="Table6.A1" office:value-type="string">
            <text:p text:style-name="Table_20_Contents">-Request</text:p>
          </table:table-cell>
          <table:table-cell table:style-name="Table6.A1" office:value-type="string">
            <text:p text:style-name="Table_20_Contents">(SMART)-Generated</text:p>
          </table:table-cell>
          <table:table-cell table:style-name="Table6.A1" office:value-type="string">
            <text:p text:style-name="Table_20_Contents">may2Tt3, table.xml</text:p>
          </table:table-cell>
        </table:table-row>
        <table:table-row>
          <table:table-cell table:style-name="Table6.A1" office:value-type="string">
            <text:p text:style-name="Table_20_Contents">4</text:p>
          </table:table-cell>
          <table:table-cell table:style-name="Table6.A1" office:value-type="string">
            <text:p text:style-name="Table_20_Contents">S&amp;PHK15S3W8T4...</text:p>
          </table:table-cell>
          <table:table-cell table:style-name="Table6.A1" office:value-type="string">
            <text:p text:style-name="Table_20_Contents">ALTER TABLE "EMP" ADD ("MGR" VARCHA<text:soft-page-break/>R(100))</text:p>
          </table:table-cell>
          <table:table-cell table:style-name="Table6.A1" office:value-type="string">
            <text:p text:style-name="Table_20_Contents">-Client version="13...</text:p>
          </table:table-cell>
          <table:table-cell table:style-name="Table6.A1" office:value-type="string">
            <text:p text:style-name="Table_20_Contents">(SMART)-Generated</text:p>
          </table:table-cell>
          <table:table-cell table:style-name="Table6.A1" office:value-type="string">
            <text:p text:style-name="Table_20_Contents">emps_table.xml</text:p>
          </table:table-cell>
          <table:table-cell table:style-name="Table6.G1" office:value-type="string">
            <text:p text:style-name="P1"/>
          </table:table-cell>
        </table:table-row>
        <table:table-row>
          <table:table-cell table:style-name="Table6.A1" office:value-type="string">
            <text:p text:style-name="Table_20_Contents"><text:span text:style-name="Strong_20_Emphasis">ANALYSIS:</text:span></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G1" office:value-type="string">
            <text:p text:style-name="P1"/>
          </table:table-cell>
        </table:table-row>
        <table:table-row>
          <table:table-cell table:style-name="Table6.A1" office:value-type="string">
            <text:p text:style-name="Table_20_Contents"><text:span text:style-name="Strong_20_Emphasis">ALTER TABLE "EMP" ADD ("MGR" VARCHAR(100)) COLLATE "USING_NLS_COMP"</text:span></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G1" office:value-type="string">
            <text:p text:style-name="P1"/>
          </table:table-cell>
        </table:table-row>
      </table:table>
      <text:p text:style-name="Horizontal_20_Line"/>
      <text:h text:style-name="Heading_20_3" text:outline-level="3">Emp Id</text:h>
      <text:p text:style-name="Text_20_body">First_name Last_name DeptId Salary MGR</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100</text:p>
            </table:table-cell>
            <table:table-cell table:style-name="Table7.A1" office:value-type="string">
              <text:p text:style-name="Table_20_Heading">Alan</text:p>
            </table:table-cell>
            <table:table-cell table:style-name="Table7.A1" office:value-type="string">
              <text:p text:style-name="Table_20_Heading">Bell</text:p>
            </table:table-cell>
            <table:table-cell table:style-name="Table7.A1" office:value-type="string">
              <text:p text:style-name="Table_20_Heading">10</text:p>
            </table:table-cell>
            <table:table-cell table:style-name="Table7.A1" office:value-type="string">
              <text:p text:style-name="Table_20_Heading">4000</text:p>
            </table:table-cell>
            <table:table-cell table:style-name="Table7.A1" office:value-type="string">
              <text:p text:style-name="Table_20_Heading">200</text:p>
            </table:table-cell>
          </table:table-row>
        </table:table-header-rows>
        <table:table-row>
          <table:table-cell table:style-name="Table7.A1" office:value-type="string">
            <text:p text:style-name="Table_20_Contents">101</text:p>
          </table:table-cell>
          <table:table-cell table:style-name="Table7.A1" office:value-type="string">
            <text:p text:style-name="Table_20_Contents">Ben</text:p>
          </table:table-cell>
          <table:table-cell table:style-name="Table7.A1" office:value-type="string">
            <text:p text:style-name="Table_20_Contents">Pollock</text:p>
          </table:table-cell>
          <table:table-cell table:style-name="Table7.A1" office:value-type="string">
            <text:p text:style-name="Table_20_Contents">10</text:p>
          </table:table-cell>
          <table:table-cell table:style-name="Table7.A1" office:value-type="string">
            <text:p text:style-name="Table_20_Contents">3500</text:p>
          </table:table-cell>
          <table:table-cell table:style-name="Table7.A1" office:value-type="string">
            <text:p text:style-name="Table_20_Contents">200</text:p>
          </table:table-cell>
        </table:table-row>
        <table:table-row>
          <table:table-cell table:style-name="Table7.A1" office:value-type="string">
            <text:p text:style-name="Table_20_Contents">102</text:p>
          </table:table-cell>
          <table:table-cell table:style-name="Table7.A1" office:value-type="string">
            <text:p text:style-name="Table_20_Contents">Chris</text:p>
          </table:table-cell>
          <table:table-cell table:style-name="Table7.A1" office:value-type="string">
            <text:p text:style-name="Table_20_Contents">Ryan</text:p>
          </table:table-cell>
          <table:table-cell table:style-name="Table7.A1" office:value-type="string">
            <text:p text:style-name="Table_20_Contents">12</text:p>
          </table:table-cell>
          <table:table-cell table:style-name="Table7.A1" office:value-type="string">
            <text:p text:style-name="Table_20_Contents">4250</text:p>
          </table:table-cell>
          <table:table-cell table:style-name="Table7.A1" office:value-type="string">
            <text:p text:style-name="Table_20_Contents">300</text:p>
          </table:table-cell>
        </table:table-row>
      </table:table>
      <text:p text:style-name="Horizontal_20_Line"/>
      <text:h text:style-name="Heading_20_3" text:outline-level="3">Add MGR col to PROD using emps_table.xml</text:h>
      <text:p text:style-name="Text_20_body"><text:span text:style-name="Strong_20_Emphasis">Página 29</text:span><text:line-break/>SQLcl and Liquibase: APEX<text:line-break/>SQL&gt; lb genobject -type apex -applicationid 101<text:line-break/>Creates a single f101.xml file for your application<text:line-break/>SQL&gt; lb genobject -type apex -applicationid 101 -split<text:line-break/>Creates multiple folders/files per component and an install file (like with the database)<text:line-break/>NOTE: Liquibase will only update the new/altered files when exporting so that your repository only reflects the changes.<text:line-break/>Important flags for change management:</text:p>
      <text:list text:style-name="L47">
        <text:list-item>
          <text:p text:style-name="P49">skipExportDate -expOriginalIds -split<text:line-break/>SQL&gt; lb update -changelog f101.xml<text:line-break/>To install the single file<text:line-break/>SQL&gt; lb update -changelog controller.xml<text:line-break/>To install multiple files<text:line-break/>Create a single file</text:p>
        </text:list-item>
      </text:list>
      <text:p text:style-name="Text_20_body"><text:span text:style-name="Strong_20_Emphasis">Página 30</text:span><text:line-break/>SQLcl and Liquibase: APEX<text:line-break/>SQL&gt; lb genobject -type apex -applicationid 101<text:line-break/>Creates a single f101.xml file for your application<text:line-break/>SQL&gt; lb genobject -type apex -applicationid 101 -split<text:line-break/>Creates multiple folders/files per component and an install file (like with the database)<text:line-break/>NOTE: Liquibase will only update the new/altered files when exporting so that your repository only reflects the changes.<text:line-break/>Important flags for change management:</text:p>
      <text:list text:style-name="L48">
        <text:list-item>
          <text:p text:style-name="P50"><text:soft-page-break/>skipExportDate -exportiginalIds -split<text:line-break/>SQL&gt; lb update -changeLog f101.xml<text:line-break/>To install the single file<text:line-break/>SQL&gt; lb update -changeLog controller.xml<text:line-break/>To install multiple files</text:p>
        </text:list-item>
      </text:list>
      <text:p text:style-name="Text_20_body"><text:span text:style-name="Strong_20_Emphasis">Página 31</text:span></text:p>
      <text:h text:style-name="Heading_20_1" text:outline-level="1">SQLcl and Liquibase: APEX</text:h>
      <text:p text:style-name="Text_20_body">SQL&gt; lb genobject -type apex -applicationid 101<text:line-break/>Creates a single f101.xml file for your application<text:line-break/>SQL&gt; lb genobject -type apex -applicationid 101 -split<text:line-break/>Creates multiple folders/files per component and an install file (like with the database)<text:line-break/>NOTE: Liquibase will only update the new/altered files when exporting so that your repository only reflects the changes.<text:line-break/>Important flags for change management:<text:line-break/>-skipExportDate -exportiginalIds -split<text:line-break/>SQL&gt; lb update -changeLog f101.xml<text:line-break/>To install the single file<text:line-break/>SQL&gt; lb update -changeLog controller.xml<text:line-break/>To install multiple files<text:line-break/>Without these changes management becomes difficult</text:p>
      <text:p text:style-name="Text_20_body"><text:span text:style-name="Strong_20_Emphasis">Página 32</text:span></text:p>
      <text:h text:style-name="Heading_20_1" text:outline-level="1">SQLcl and Liquibase: APEX</text:h>
      <text:p text:style-name="Text_20_body">SQL&gt; lb genobject -type apex -applicationid 101<text:line-break/>Creates a single f101.xml file for your application<text:line-break/>SQL&gt; lb genobject -type apex -applicationid 101 -split<text:line-break/>Creates multiple folders/files per component and an install file (like with the database)<text:line-break/>NOTE: Liquibase will only update the new/altered files when exporting so that your repository only reflects the changes.<text:line-break/>Important flags for change management:</text:p>
      <text:list text:style-name="L49">
        <text:list-item>
          <text:p text:style-name="P51">skipExportDate -exportiginalIds -split<text:line-break/>SQL&gt; lb update -changeLog f101.xml<text:line-break/>To install the single file<text:line-break/>SQL&gt; lb update -changeLog controller.xml<text:line-break/>To install multiple files<text:line-break/><text:span text:style-name="Strong_20_Emphasis">Liquibase can identify:</text:span></text:p>
        </text:list-item>
        <text:list-item>
          <text:p text:style-name="P51">What changed and what didn't change</text:p>
        </text:list-item>
        <text:list-item>
          <text:p text:style-name="P51">Push to git repository only those that changed</text:p>
        </text:list-item>
      </text:list>
      <text:p text:style-name="Text_20_body"><text:span text:style-name="Strong_20_Emphasis">Página 33</text:span></text:p>
      <text:h text:style-name="Heading_20_1" text:outline-level="1"><text:soft-page-break/>SQLcl and Liquibase: APEX</text:h>
      <text:p text:style-name="Text_20_body">SQL&gt; lb genobject -type apex -applicationid 101<text:line-break/>Creates a single f101.xml file for your application<text:line-break/>SQL&gt; lb genobject -type apex -applicationid 101 -split<text:line-break/>Creates multiple folders/files per component and an install file (like with the database)<text:line-break/>NOTE: Liquibase will only update the new/altered files when exporting so that your repository only reflects the changes.<text:line-break/>Important flags for change management:</text:p>
      <text:list text:style-name="L50">
        <text:list-item>
          <text:p text:style-name="P52">skipExportDate -exportiginalIds -split<text:line-break/>SQL&gt; lb update -changeLog f101.xml<text:line-break/>To install the single file<text:line-break/>SQL&gt; lb update -changeLog controller.xml<text:line-break/>To install multiple files<text:line-break/><text:span text:style-name="Strong_20_Emphasis">Track:</text:span></text:p>
        </text:list-item>
        <text:list-item>
          <text:p text:style-name="P52">Accountability</text:p>
        </text:list-item>
        <text:list-item>
          <text:p text:style-name="P52">Following security standards</text:p>
        </text:list-item>
        <text:list-item>
          <text:p text:style-name="P52">Following coding standards</text:p>
        </text:list-item>
      </text:list>
      <text:p text:style-name="Text_20_body"><text:span text:style-name="Strong_20_Emphasis">Página 34</text:span></text:p>
      <text:h text:style-name="Heading_20_1" text:outline-level="1">SQLcl and Liquibase: APEX</text:h>
      <text:p text:style-name="Text_20_body">SQL&gt; lb genobject -type apex -applicationid 101<text:line-break/>Creates a single f101.xml file for your application<text:line-break/>SQL&gt; lb genobject -type apex -applicationid 101 -split<text:line-break/>Creates multiple folders/files per component and an install file (like with the database)<text:line-break/>NOTE: Liquibase will only update the new/altered files when exporting so that your repository only reflects the changes.</text:p>
      <table:table table:name="Table8" table:style-name="Table8">
        <table:table-column table:style-name="Table8.A"/>
        <table:table-column table:style-name="Table8.B"/>
        <table:table-header-rows>
          <table:table-row>
            <table:table-cell table:style-name="Table8.A1" office:value-type="string">
              <text:p text:style-name="Table_20_Heading">Important flags for change management:</text:p>
            </table:table-cell>
            <table:table-cell table:style-name="Table8.A1" office:value-type="string">
              <text:p text:style-name="Table_20_Heading">Pipeline:</text:p>
            </table:table-cell>
          </table:table-row>
        </table:table-header-rows>
        <table:table-row>
          <table:table-cell table:style-name="Table8.A1" office:value-type="string">
            <text:p text:style-name="Table_20_Contents">-skipExportDate -exportiginalIds -split</text:p>
          </table:table-cell>
          <table:table-cell table:style-name="Table8.A1" office:value-type="string">
            <text:p text:style-name="Table_20_Contents">• Get and setup environment</text:p>
          </table:table-cell>
        </table:table-row>
        <table:table-row>
          <table:table-cell table:style-name="Table8.A1" office:value-type="string">
            <text:p text:style-name="Table_20_Contents">SQL&gt; lb update -changeLog f101.xml</text:p>
          </table:table-cell>
          <table:table-cell table:style-name="Table8.A1" office:value-type="string">
            <text:p text:style-name="Table_20_Contents">• Apply new database objects</text:p>
          </table:table-cell>
        </table:table-row>
        <table:table-row>
          <table:table-cell table:style-name="Table8.A1" office:value-type="string">
            <text:p text:style-name="Table_20_Contents">To install the single file</text:p>
          </table:table-cell>
          <table:table-cell table:style-name="Table8.A1" office:value-type="string">
            <text:p text:style-name="Table_20_Contents">• Install APEX app into the environment</text:p>
          </table:table-cell>
        </table:table-row>
        <table:table-row>
          <table:table-cell table:style-name="Table8.A1" office:value-type="string">
            <text:p text:style-name="Table_20_Contents">SQL&gt; lb update -changeLog controller.xml</text:p>
          </table:table-cell>
          <table:table-cell table:style-name="Table8.A1" office:value-type="string">
            <text:p text:style-name="P1"/>
          </table:table-cell>
        </table:table-row>
        <table:table-row>
          <table:table-cell table:style-name="Table8.A1" office:value-type="string">
            <text:p text:style-name="Table_20_Contents">To install multiple files</text:p>
          </table:table-cell>
          <table:table-cell table:style-name="Table8.A1" office:value-type="string">
            <text:p text:style-name="P1"/>
          </table:table-cell>
        </table:table-row>
      </table:table>
      <text:p text:style-name="Text_20_body"><text:span text:style-name="Strong_20_Emphasis">Página 35</text:span></text:p>
      <text:h text:style-name="Heading_20_1" text:outline-level="1">SQLcl and Liquibase: Table Data</text:h>
      <text:p text:style-name="Text_20_body">What about data???<text:line-break/>You can pull data using Liquibase<text:line-break/>Not meant for huge amount of data<text:line-break/><text:soft-page-break/>ORDS used to move data<text:line-break/>Use data pump for huge amount of data</text:p>
      <text:p text:style-name="Text_20_body"><text:span text:style-name="Strong_20_Emphasis">Página 36</text:span></text:p>
      <text:h text:style-name="Heading_20_1" text:outline-level="1">SQLcl and Liquibase: Table Data</text:h>
      <text:p text:style-name="Text_20_body">Liquibase export is great for Metadata tables<text:line-break/>Table has only few hundred rows<text:line-break/>SQL&gt; lb data -object TABLE_NAME,TABLE_NAME...<text:line-break/>Exports the data from the indicated table(s)<text:line-break/>SQL&gt; lb update -changelog data.xml<text:line-break/>Imports the data into the table(s)<text:line-break/>Best for Metadata tables<text:line-break/>or smaller tables</text:p>
      <text:p text:style-name="Text_20_body"><text:span text:style-name="Strong_20_Emphasis">Página 37</text:span></text:p>
      <text:h text:style-name="Heading_20_1" text:outline-level="1">Terraform and OCI</text:h>
      <text:p text:style-name="Text_20_body"><text:span text:style-name="Strong_20_Emphasis">Página 38</text:span></text:p>
      <text:h text:style-name="Heading_20_1" text:outline-level="1">Terraform and OCI</text:h>
      <text:p text:style-name="Text_20_body"><text:span text:style-name="Strong_20_Emphasis">Terraform can be used to:</text:span></text:p>
      <text:list text:style-name="L51">
        <text:list-item>
          <text:p text:style-name="P53">Build OCI infrastructure</text:p>
        </text:list-item>
        <text:list-item>
          <text:p text:style-name="P53">Modify OCI infrastructure</text:p>
        </text:list-item>
        <text:list-item>
          <text:p text:style-name="P53">Version OCI infrastructure</text:p>
        </text:list-item>
      </text:list>
      <text:p text:style-name="Text_20_body"><text:span text:style-name="Strong_20_Emphasis">Página 39</text:span></text:p>
      <text:h text:style-name="Heading_20_1" text:outline-level="1">Terraform and OCI</text:h>
      <text:p text:style-name="Text_20_body">resource "oci_database_autonomous_database" "new_autonomous_database" {<text:line-break/>#Required<text:line-break/>compartment_id = var.compartment_ocid<text:line-break/>cpu_core_count = "1"<text:line-break/>data_storage_size_in_tbs = "1"<text:line-break/>db_name = "TESTDBS(random_string.db_name.result)"<text:line-break/>admin_password = random_string.password.result<text:line-break/>db_workload = "OLTP"<text:line-break/>display_name = "TESTDBS(random_string.db_name.result)"<text:line-break/>}</text:p>
      <text:p text:style-name="Text_20_body"><text:span text:style-name="Strong_20_Emphasis">Página 40</text:span></text:p>
      <text:h text:style-name="Heading_20_1" text:outline-level="1"><text:soft-page-break/>Terraform and OCI</text:h>
      <text:p text:style-name="Text_20_body">OCI CLI and Terraform can be used to create VMs and other OCI resources</text:p>
      <text:p text:style-name="Text_20_body"><text:span text:style-name="Strong_20_Emphasis">Página 41</text:span></text:p>
      <text:h text:style-name="Heading_20_1" text:outline-level="1">Terraform and OCI</text:h>
      <text:p text:style-name="Text_20_body"><text:span text:style-name="Strong_20_Emphasis">Autonomous Database:</text:span></text:p>
      <text:list text:style-name="L52">
        <text:list-item>
          <text:p text:style-name="P54">Pay for it by the second you use</text:p>
        </text:list-item>
        <text:list-item>
          <text:p text:style-name="P54">Very helpful for testing purpose</text:p>
        </text:list-item>
      </text:list>
      <text:p text:style-name="Horizontal_20_Line"/>
      <text:p text:style-name="Text_20_body"><text:span text:style-name="Strong_20_Emphasis">Archivo: 7.4_CI_CD for APEX and Oracle DB Developers - Part 2 (Oracle Data Platform Foundations Associate).pdf</text:span></text:p>
      <text:p text:style-name="Text_20_body"><text:span text:style-name="Strong_20_Emphasis">Página 1</text:span></text:p>
      <text:h text:style-name="Heading_20_1" text:outline-level="1">Sample Environment</text:h>
      <text:p text:style-name="Text_20_body">What does a sample environment look like for CI/CD with the ADB and OCI?</text:p>
      <text:list text:style-name="L53">
        <text:list-item>
          <text:p text:style-name="P55">Github</text:p>
          <text:list>
            <text:list-item>
              <text:p text:style-name="P55">Code Repository</text:p>
            </text:list-item>
            <text:list-item>
              <text:p text:style-name="P55">Internet Gateway</text:p>
            </text:list-item>
            <text:list-item>
              <text:p text:style-name="P55">OCI</text:p>
              <text:list>
                <text:list-item>
                  <text:p text:style-name="P55">Virtual Cloud Network</text:p>
                </text:list-item>
                <text:list-item>
                  <text:p text:style-name="P55">Public Subnet</text:p>
                </text:list-item>
                <text:list-item>
                  <text:p text:style-name="P55">OCI DevOps</text:p>
                </text:list-item>
                <text:list-item>
                  <text:p text:style-name="P55">SQLcl</text:p>
                </text:list-item>
                <text:list-item>
                  <text:p text:style-name="P55">Git</text:p>
                </text:list-item>
                <text:list-item>
                  <text:p text:style-name="P55">Terraform</text:p>
                </text:list-item>
                <text:list-item>
                  <text:p text:style-name="P55">Autonomous Database</text:p>
                </text:list-item>
                <text:list-item>
                  <text:p text:style-name="P55">OCI Resources</text:p>
                </text:list-item>
                <text:list-item>
                  <text:p text:style-name="P55">Compute</text:p>
                </text:list-item>
                <text:list-item>
                  <text:p text:style-name="P55">Object Store</text:p>
                </text:list-item>
                <text:list-item>
                  <text:p text:style-name="P55">Load Balancer</text:p>
                </text:list-item>
                <text:list-item>
                  <text:p text:style-name="P55">Network</text:p>
                </text:list-item>
              </text:list>
            </text:list-item>
          </text:list>
        </text:list-item>
      </text:list>
      <text:p text:style-name="Horizontal_20_Line"/>
      <text:h text:style-name="Heading_20_2" text:outline-level="2"><text:soft-page-break/>Alli Lane</text:h>
      <text:p text:style-name="Text_20_body">ORACLE CLOUD SOLUTION ENGINEER ORACLE<text:line-break/><text:span text:style-name="Strong_20_Emphasis">Developers</text:span></text:p>
      <text:p text:style-name="Text_20_body"><text:span text:style-name="Strong_20_Emphasis">Página 2</text:span></text:p>
      <text:h text:style-name="Heading_20_1" text:outline-level="1">High-Level Flow</text:h>
      <text:p text:style-name="Text_20_body">Start of sprint<text:line-break/>Developers start on tickets<text:line-break/>Developers check in code<text:line-break/>Code review with development group &amp; stakeholders<text:line-break/>Code approved &amp; merged with main<text:line-break/>Sprint ends &amp; version is created<text:line-break/>Version is released into DEV, UAT &amp; PROD</text:p>
      <text:p text:style-name="Text_20_body"><text:span text:style-name="Strong_20_Emphasis">Página 3</text:span></text:p>
      <text:h text:style-name="Heading_20_1" text:outline-level="1">Development</text:h>
      <text:list text:style-name="L54">
        <text:list-item>
          <text:p text:style-name="P56">Backend developers environment created</text:p>
        </text:list-item>
        <text:list-item>
          <text:p text:style-name="P56">Developers put multiple code functions</text:p>
        </text:list-item>
        <text:list-item>
          <text:p text:style-name="P56">Developers create PRs for correct cycle</text:p>
        </text:list-item>
        <text:list-item>
          <text:p text:style-name="P56">Code of database created for PR testing</text:p>
        </text:list-item>
      </text:list>
      <text:p text:style-name="Horizontal_20_Line"/>
      <text:h text:style-name="Heading_20_2" text:outline-level="2">1.3.2 Results</text:h>
      <text:h text:style-name="Heading_20_3" text:outline-level="3">Benchmarking and QoS data</text:h>
      <text:list text:style-name="L55">
        <text:list-item>
          <text:p text:style-name="P57"><text:span text:style-name="Strong_20_Emphasis">Benchmarking</text:span></text:p>
          <text:list>
            <text:list-item>
              <text:p text:style-name="P57">APEX app</text:p>
            </text:list-item>
          </text:list>
        </text:list-item>
        <text:list-item>
          <text:p text:style-name="P57"><text:span text:style-name="Strong_20_Emphasis">Commit Code to repository</text:span></text:p>
        </text:list-item>
        <text:list-item>
          <text:p text:style-name="P57"><text:span text:style-name="Strong_20_Emphasis">Version 0 is created in repository</text:span></text:p>
        </text:list-item>
        <text:list-item>
          <text:p text:style-name="P57"><text:span text:style-name="Strong_20_Emphasis">Development Cycle Start</text:span></text:p>
        </text:list-item>
      </text:list>
      <text:p text:style-name="Horizontal_20_Line"/>
      <text:h text:style-name="Heading_20_3" text:outline-level="3">1.4.1 Results</text:h>
      <text:list text:style-name="L56">
        <text:list-item>
          <text:p text:style-name="P58"><text:span text:style-name="Strong_20_Emphasis">Pipeline comes back clean</text:span></text:p>
        </text:list-item>
        <text:list-item>
          <text:p text:style-name="P58"><text:span text:style-name="Strong_20_Emphasis">Developer branches merged into main</text:span></text:p>
        </text:list-item>
        <text:list-item>
          <text:p text:style-name="P58"><text:span text:style-name="Strong_20_Emphasis">Version Created in Repository</text:span></text:p>
        </text:list-item>
      </text:list>
      <text:p text:style-name="Horizontal_20_Line"><text:soft-page-break/></text:p>
      <text:h text:style-name="Heading_20_3" text:outline-level="3">1.5.1 Results</text:h>
      <text:list text:style-name="L57">
        <text:list-item>
          <text:p text:style-name="P59"><text:span text:style-name="Strong_20_Emphasis">Backend developers environments and launches deleted</text:span></text:p>
        </text:list-item>
        <text:list-item>
          <text:p text:style-name="P59"><text:span text:style-name="Strong_20_Emphasis">Downloaded by the developer</text:span></text:p>
        </text:list-item>
        <text:list-item>
          <text:p text:style-name="P59"><text:span text:style-name="Strong_20_Emphasis">Windows Server</text:span></text:p>
        </text:list-item>
        <text:list-item>
          <text:p text:style-name="P59"><text:span text:style-name="Strong_20_Emphasis">Windows Server</text:span></text:p>
        </text:list-item>
      </text:list>
      <text:p text:style-name="Text_20_body"><text:span text:style-name="Strong_20_Emphasis">Página 4</text:span></text:p>
      <text:h text:style-name="Heading_20_1" text:outline-level="1">Individual Environments and Creation</text:h>
      <text:list text:style-name="L58">
        <text:list-item>
          <text:p text:style-name="P60">Individual environments need:</text:p>
          <text:list>
            <text:list-item>
              <text:p text:style-name="P60">APEX (Apps and workspace)</text:p>
            </text:list-item>
            <text:list-item>
              <text:p text:style-name="P60">DB Schema(s)</text:p>
            </text:list-item>
            <text:list-item>
              <text:p text:style-name="P60">Code from the repository (latest) or deployment</text:p>
            </text:list-item>
          </text:list>
        </text:list-item>
        <text:list-item>
          <text:p text:style-name="P60">Automate the process with APIs:</text:p>
          <text:list>
            <text:list-item>
              <text:p text:style-name="P60">OCI CLI/PLSQL SDK</text:p>
            </text:list-item>
            <text:list-item>
              <text:p text:style-name="P60">ORDS and the SQL Endpoint</text:p>
            </text:list-item>
            <text:list-item>
              <text:p text:style-name="P60">Terraform</text:p>
            </text:list-item>
          </text:list>
        </text:list-item>
      </text:list>
      <text:p text:style-name="Text_20_body"><text:span text:style-name="Strong_20_Emphasis">Página 5</text:span></text:p>
      <text:h text:style-name="Heading_20_1" text:outline-level="1">Individual Environments and Creation</text:h>
      <text:list text:style-name="L59">
        <text:list-item>
          <text:p text:style-name="P61">Autonomous Database Clones</text:p>
        </text:list-item>
        <text:list-item>
          <text:p text:style-name="P61">OCI DB VMs</text:p>
          <text:list>
            <text:list-item>
              <text:p text:style-name="P61">Clone a VM DB</text:p>
            </text:list-item>
            <text:list-item>
              <text:p text:style-name="P61">Create a new DB VM from a backup</text:p>
            </text:list-item>
          </text:list>
        </text:list-item>
        <text:list-item>
          <text:p text:style-name="P61">Using OCI ExaCS</text:p>
          <text:list>
            <text:list-item>
              <text:p text:style-name="P61">Sparse cloning</text:p>
            </text:list-item>
          </text:list>
        </text:list-item>
        <text:list-item>
          <text:p text:style-name="P61">Using Multitenancy</text:p>
          <text:list>
            <text:list-item>
              <text:p text:style-name="P61">DB-APIs via ORDS</text:p>
            </text:list-item>
            <text:list-item>
              <text:p text:style-name="P61">Using REST-enabled SQL service</text:p>
            </text:list-item>
          </text:list>
        </text:list-item>
        <text:list-item>
          <text:p text:style-name="P61">Reusable Instance</text:p>
          <text:list>
            <text:list-item>
              <text:p text:style-name="P61">Guaranteed restore points/Flashback Database</text:p>
            </text:list-item>
            <text:list-item>
              <text:p text:style-name="P61">RMAN duplicate/clone</text:p>
            </text:list-item>
            <text:list-item>
              <text:p text:style-name="P61"><text:soft-page-break/>Data Pump</text:p>
            </text:list-item>
          </text:list>
        </text:list-item>
        <text:list-item>
          <text:p text:style-name="P61">Docker/Virtual Machines</text:p>
        </text:list-item>
        <text:list-item>
          <text:p text:style-name="P61">ACFS/gDBClone</text:p>
        </text:list-item>
      </text:list>
      <text:p text:style-name="Text_20_body"><text:span text:style-name="Strong_20_Emphasis">Página 6</text:span></text:p>
      <text:h text:style-name="Heading_20_1" text:outline-level="1">CI Process for Code Pushes</text:h>
      <text:p text:style-name="Text_20_body">Every code pull request/merge (maybe push) should spawn a CI/CD pipeline.<text:line-break/>The pipeline should:</text:p>
      <text:list text:style-name="L60">
        <text:list-item>
          <text:p text:style-name="P62">Clone from an environment with the latest version of main</text:p>
        </text:list-item>
        <text:list-item>
          <text:p text:style-name="P62">Apply the developers branch/merged main into that database</text:p>
        </text:list-item>
        <text:list-item>
          <text:p text:style-name="P62">Run unit tests</text:p>
        </text:list-item>
        <text:list-item>
          <text:p text:style-name="P62">Report back on the status of the pipeline</text:p>
        </text:list-item>
        <text:list-item>
          <text:p text:style-name="P62">Destroy the environment if it is successful/keep it running if not successful<text:line-break/>Start Stage Repo Terraform GO! Check Logs for ORA Errors End</text:p>
        </text:list-item>
      </text:list>
      <text:p text:style-name="Text_20_body"><text:span text:style-name="Strong_20_Emphasis">Página 7</text:span></text:p>
      <text:h text:style-name="Heading_20_1" text:outline-level="1">Pipeline Process</text:h>
      <text:p text:style-name="Text_20_body">SQLcl applies the database objects<text:line-break/>Environment setup and the database map is executed<text:line-break/>Terraform creates a clone of a specified database<text:line-break/>SQLcl installs the APEX application(s)<text:line-break/>SQLcl runs API SQL for URL data<text:line-break/>Pipeline comes back clean<text:line-break/>Database Clone is deleted<text:line-break/>Developer gets authenticated pipeline status<text:line-break/>Version Created and ready for release<text:line-break/>Via a webhook the server starts its API pipeline<text:line-break/>Git Repository is cloned on the servers VM<text:line-break/>Iteration script is run<text:line-break/>Pipeline looks for ORA errors in logs<text:line-break/>Pipeline finds ORA errors<text:line-break/>Database connection details are saved<text:line-break/>Developer gets authenticated pipeline status, and database covered files<text:line-break/>Developer fixes issues and pushes code to repo</text:p>
      <text:p text:style-name="Text_20_body"><text:span text:style-name="Strong_20_Emphasis">Página 8</text:span></text:p>
      <text:h text:style-name="Heading_20_1" text:outline-level="1"><text:soft-page-break/>Deployment Targets and Automating the Process</text:h>
      <text:list text:style-name="L61">
        <text:list-item>
          <text:p text:style-name="P63">Pipelines can also be scheduled or started manually</text:p>
        </text:list-item>
        <text:list-item>
          <text:p text:style-name="P63">Choose deployment target with pipelines<text:line-break/>Jenkins creates the artefacts and stores<text:line-break/>Download and apply these artefacts onto the environment</text:p>
        </text:list-item>
      </text:list>
      <text:p text:style-name="Text_20_body"><text:span text:style-name="Strong_20_Emphasis">Página 9</text:span></text:p>
      <text:h text:style-name="Heading_20_1" text:outline-level="1">Deployment Targets and Automating the Process</text:h>
      <text:list text:style-name="L62">
        <text:list-item>
          <text:p text:style-name="P64">Pipelines can also be scheduled or started manually</text:p>
        </text:list-item>
        <text:list-item>
          <text:p text:style-name="P64">Choose deployment target with pipelines<text:line-break/><text:span text:style-name="Strong_20_Emphasis">Automation</text:span><text:line-break/><text:span text:style-name="Strong_20_Emphasis">Pull request</text:span><text:line-break/><text:span text:style-name="Strong_20_Emphasis">Merge request</text:span></text:p>
        </text:list-item>
      </text:list>
      <text:p text:style-name="Text_20_body"><text:span text:style-name="Strong_20_Emphasis">Página 10</text:span></text:p>
      <text:h text:style-name="Heading_20_1" text:outline-level="1">Deployment Targets and Automating the Process</text:h>
      <text:list text:style-name="L63">
        <text:list-item>
          <text:p text:style-name="P65">Pipelines can also be scheduled or started manually</text:p>
        </text:list-item>
        <text:list-item>
          <text:p text:style-name="P65">Choose deployment target with pipelines</text:p>
        </text:list-item>
        <text:list-item>
          <text:p text:style-name="P65">Eliminate surprises by having a logical progression of environments:</text:p>
          <text:list>
            <text:list-item>
              <text:p text:style-name="P65">Dev</text:p>
            </text:list-item>
            <text:list-item>
              <text:p text:style-name="P65">UAT</text:p>
            </text:list-item>
            <text:list-item>
              <text:p text:style-name="P65">Production</text:p>
            </text:list-item>
          </text:list>
        </text:list-item>
        <text:list-item>
          <text:p text:style-name="P65">Deploy manually</text:p>
          <text:list>
            <text:list-item>
              <text:p text:style-name="P65">Zip up the repo and deploy when you want</text:p>
            </text:list-item>
          </text:list>
        </text:list-item>
        <text:list-item>
          <text:p text:style-name="P65">Use ADB/DB clones to practice deployments manually or via pipelines</text:p>
        </text:list-item>
      </text:list>
      <text:p text:style-name="Text_20_body"><text:span text:style-name="Strong_20_Emphasis">Página 12</text:span></text:p>
      <text:h text:style-name="Heading_20_1" text:outline-level="1">Rollback</text:h>
      <text:p text:style-name="Text_20_body"><text:span text:style-name="Strong_20_Emphasis">Pluggable database:</text:span></text:p>
      <text:list text:style-name="L64">
        <text:list-item>
          <text:p text:style-name="P66"><text:soft-page-break/>Rollback the entire database</text:p>
        </text:list-item>
        <text:list-item>
          <text:p text:style-name="P66">Flashback the database</text:p>
        </text:list-item>
        <text:list-item>
          <text:p text:style-name="P66">Restore to a guaranteed restore point</text:p>
        </text:list-item>
      </text:list>
      <text:p text:style-name="Text_20_body"><text:span text:style-name="Strong_20_Emphasis">Página 13</text:span></text:p>
      <text:h text:style-name="Heading_20_1" text:outline-level="1">Rollback</text:h>
      <text:p text:style-name="Text_20_body">Not using multi-tenancy??? - We got you covered</text:p>
      <text:list text:style-name="L65">
        <text:list-item>
          <text:p text:style-name="P67">Rollback database objects via Liquibase</text:p>
        </text:list-item>
        <text:list-item>
          <text:p text:style-name="P67">Stage last versions of APEX apps from repository</text:p>
        </text:list-item>
        <text:list-item>
          <text:p text:style-name="P67">Install last version APEX app</text:p>
        </text:list-item>
        <text:list-item>
          <text:p text:style-name="P67">Flashback tables to restore date (metadata changes)</text:p>
        </text:list-item>
      </text:list>
      <text:p text:style-name="Text_20_body"><text:span text:style-name="Strong_20_Emphasis">Página 14</text:span></text:p>
      <text:h text:style-name="Heading_20_1" text:outline-level="1">Rollback</text:h>
      <text:p text:style-name="Text_20_body">Or Roll Forward?</text:p>
      <text:list text:style-name="L66">
        <text:list-item>
          <text:p text:style-name="P68">In some cases, it may be easier/better to fix the issue in production and bring the fix back to the main code line</text:p>
        </text:list-item>
        <text:list-item>
          <text:p text:style-name="P68">Constant testing/automation should help with these incidents<text:line-break/>| Rollback database objects via liquibase | Stage last versions APEX app(s) from repository | Install last versions APEX app(s) | Flashback tables to restore data (metadata changes)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00:18:19.089858852</meta:creation-date>
    <dc:date>2025-11-17T00:22:16.314700048</dc:date>
    <meta:editing-duration>PT3M58S</meta:editing-duration>
    <meta:editing-cycles>1</meta:editing-cycles>
    <meta:document-statistic meta:table-count="8" meta:image-count="0" meta:object-count="0" meta:page-count="32" meta:paragraph-count="713" meta:word-count="4417" meta:character-count="27950" meta:non-whitespace-character-count="24576"/>
    <meta:generator>LibreOffice/24.2.7.2$Linux_X86_64 LibreOffice_project/420$Build-2</meta:generator>
  </office:meta>
</office:document-meta>
</file>